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6.562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41"/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41">
      <style:text-properties fo:font-size="14pt" style:font-size-asian="14pt" style:font-size-complex="14pt"/>
    </style:style>
    <style:style style:name="ce5" style:family="table-cell" style:parent-style-name="Default" style:data-style-name="N14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liability" table:style-name="ta1">
        <table:shapes>
          <draw:frame draw:z-index="0" draw:style-name="gr1" draw:text-style-name="P1" svg:width="22.795cm" svg:height="14.025cm" svg:x="10.984cm" svg:y="3.692cm">
            <draw:object draw:notify-on-update-of-ranges="Reliability.F1:Reliability.F1 Reliability.A2:Reliability.B2 Reliability.F2:Reliability.F2 Reliability.A3:Reliability.B3 Reliability.F3:Reliability.F3 Reliability.A4:Reliability.B4 Reliability.F4:Reliability.F4 Reliability.A5:Reliability.B5 Reliability.F5:Reliability.F5 Reliability.A6:Reliability.B6 Reliability.F6:Reliability.F6 Reliability.A7:Reliability.B7 Reliability.F7:Reliability.F7 Reliability.A8:Reliability.B8 Reliability.F8:Reliability.F8 Reliability.A9:Reliability.B9 Reliability.F9:Reliability.F9 Reliability.A10:Reliability.B10 Reliability.F10:Reliability.F10 Reliability.A11:Reliability.B11 Reliability.F11:Reliability.F11 Reliability.A12:Reliability.B12 Reliability.F12:Reliability.F12 Reliability.A13:Reliability.B13 Reliability.F13:Reliability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ce1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1" table:visibility="collapse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Sucessfull</text:p>
          </table:table-cell>
          <table:table-cell office:value-type="string" calcext:value-type="string">
            <text:p>Fail</text:p>
          </table:table-cell>
          <table:table-cell table:style-name="Default" office:value-type="string" calcext:value-type="string">
            <text:p>Test case</text:p>
          </table:table-cell>
          <table:table-cell table:style-name="Default" office:value-type="string" calcext:value-type="string">
            <text:p>Agv Exec Time</text:p>
          </table:table-cell>
          <table:table-cell table:style-name="Default" office:value-type="string" calcext:value-type="string">
            <text:p>Min Exec Time</text:p>
          </table:table-cell>
          <table:table-cell table:style-name="Default" office:value-type="string" calcext:value-type="string">
            <text:p>Max Exec Time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24" calcext:value-type="float">
            <text:p>5324</text:p>
          </table:table-cell>
          <table:table-cell table:formula="of:=[.C2]-[.D2]" office:value-type="float" office:value="76" calcext:value-type="float">
            <text:p>76</text:p>
          </table:table-cell>
          <table:table-cell office:value-type="percentage" office:value="0.985925925925926" calcext:value-type="percentage">
            <text:p>98.59%</text:p>
          </table:table-cell>
          <table:table-cell office:value-type="float" office:value="280.099849896667" calcext:value-type="float">
            <text:p>280.100</text:p>
          </table:table-cell>
          <table:table-cell office:value-type="float" office:value="1.127658" calcext:value-type="float">
            <text:p>1.128</text:p>
          </table:table-cell>
          <table:table-cell office:value-type="float" office:value="1321.866563" calcext:value-type="float">
            <text:p>1321.867</text:p>
          </table:table-cell>
          <table:table-cell table:formula="of:=[.I2]-[.H2]" office:value-type="float" office:value="1320.738905" calcext:value-type="float">
            <text:p>1320.739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19" calcext:value-type="float">
            <text:p>5319</text:p>
          </table:table-cell>
          <table:table-cell table:formula="of:=[.C3]-[.D3]" office:value-type="float" office:value="81" calcext:value-type="float">
            <text:p>81</text:p>
          </table:table-cell>
          <table:table-cell office:value-type="percentage" office:value="0.985" calcext:value-type="percentage">
            <text:p>98.50%</text:p>
          </table:table-cell>
          <table:table-cell office:value-type="float" office:value="9.82603751126972" calcext:value-type="float">
            <text:p>9.826</text:p>
          </table:table-cell>
          <table:table-cell office:value-type="float" office:value="0.00000000982603751126972" calcext:value-type="float">
            <text:p>0.000</text:p>
          </table:table-cell>
          <table:table-cell office:value-type="float" office:value="22.656882" calcext:value-type="float">
            <text:p>22.657</text:p>
          </table:table-cell>
          <table:table-cell table:formula="of:=[.I3]-[.H3]" office:value-type="float" office:value="22.656881990174" calcext:value-type="float">
            <text:p>22.657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3552" calcext:value-type="float">
            <text:p>3552</text:p>
          </table:table-cell>
          <table:table-cell table:formula="of:=[.C4]-[.D4]" office:value-type="float" office:value="1848" calcext:value-type="float">
            <text:p>1848</text:p>
          </table:table-cell>
          <table:table-cell office:value-type="percentage" office:value="0.657777777777778" calcext:value-type="percentage">
            <text:p>65.78%</text:p>
          </table:table-cell>
          <table:table-cell office:value-type="float" office:value="16.0149468434783" calcext:value-type="float">
            <text:p>16.015</text:p>
          </table:table-cell>
          <table:table-cell office:value-type="float" office:value="2.000767" calcext:value-type="float">
            <text:p>2.001</text:p>
          </table:table-cell>
          <table:table-cell office:value-type="float" office:value="55.18417" calcext:value-type="float">
            <text:p>55.184</text:p>
          </table:table-cell>
          <table:table-cell table:formula="of:=[.I4]-[.H4]" office:value-type="float" office:value="53.183403" calcext:value-type="float">
            <text:p>53.183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2012" calcext:value-type="float">
            <text:p>2012</text:p>
          </table:table-cell>
          <table:table-cell table:formula="of:=[.C5]-[.D5]" office:value-type="float" office:value="3388" calcext:value-type="float">
            <text:p>3388</text:p>
          </table:table-cell>
          <table:table-cell office:value-type="percentage" office:value="0.372592592592593" calcext:value-type="percentage">
            <text:p>37.26%</text:p>
          </table:table-cell>
          <table:table-cell office:value-type="float" office:value="58.7588160785288" calcext:value-type="float">
            <text:p>58.759</text:p>
          </table:table-cell>
          <table:table-cell office:value-type="float" office:value="6.325185" calcext:value-type="float">
            <text:p>6.325</text:p>
          </table:table-cell>
          <table:table-cell office:value-type="float" office:value="120.149658" calcext:value-type="float">
            <text:p>120.150</text:p>
          </table:table-cell>
          <table:table-cell table:formula="of:=[.I5]-[.H5]" office:value-type="float" office:value="113.824473" calcext:value-type="float">
            <text:p>113.824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5400" calcext:value-type="float">
            <text:p>540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88.521452951481" calcext:value-type="float">
            <text:p>388.521</text:p>
          </table:table-cell>
          <table:table-cell office:value-type="float" office:value="0.532484" calcext:value-type="float">
            <text:p>0.532</text:p>
          </table:table-cell>
          <table:table-cell office:value-type="float" office:value="2386.06259" calcext:value-type="float">
            <text:p>2386.063</text:p>
          </table:table-cell>
          <table:table-cell table:formula="of:=[.I6]-[.H6]" office:value-type="float" office:value="2385.530106" calcext:value-type="float">
            <text:p>2385.530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1628" calcext:value-type="float">
            <text:p>1628</text:p>
          </table:table-cell>
          <table:table-cell table:formula="of:=[.C7]-[.D7]" office:value-type="float" office:value="3772" calcext:value-type="float">
            <text:p>3772</text:p>
          </table:table-cell>
          <table:table-cell office:value-type="percentage" office:value="0.301481481481481" calcext:value-type="percentage">
            <text:p>30.15%</text:p>
          </table:table-cell>
          <table:table-cell office:value-type="float" office:value="2.48347628490991" calcext:value-type="float">
            <text:p>2.483</text:p>
          </table:table-cell>
          <table:table-cell office:value-type="float" office:value="1.121895" calcext:value-type="float">
            <text:p>1.122</text:p>
          </table:table-cell>
          <table:table-cell office:value-type="float" office:value="6.592692" calcext:value-type="float">
            <text:p>6.593</text:p>
          </table:table-cell>
          <table:table-cell table:formula="of:=[.I7]-[.H7]" office:value-type="float" office:value="5.470797" calcext:value-type="float">
            <text:p>5.471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291" calcext:value-type="float">
            <text:p>5291</text:p>
          </table:table-cell>
          <table:table-cell table:formula="of:=[.C8]-[.D15]" office:value-type="float" office:value="5400" calcext:value-type="float">
            <text:p>5400</text:p>
          </table:table-cell>
          <table:table-cell office:value-type="percentage" office:value="0.985" calcext:value-type="percentage">
            <text:p>98.50%</text:p>
          </table:table-cell>
          <table:table-cell office:value-type="float" office:value="6.70535235911252" calcext:value-type="float">
            <text:p>6.705</text:p>
          </table:table-cell>
          <table:table-cell office:value-type="float" office:value="1.843238" calcext:value-type="float">
            <text:p>1.843</text:p>
          </table:table-cell>
          <table:table-cell office:value-type="float" office:value="26.486061" calcext:value-type="float">
            <text:p>26.486</text:p>
          </table:table-cell>
          <table:table-cell table:formula="of:=[.I8]-[.H8]" office:value-type="float" office:value="24.642823" calcext:value-type="float">
            <text:p>24.643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323" calcext:value-type="float">
            <text:p>5323</text:p>
          </table:table-cell>
          <table:table-cell table:formula="of:=[.C9]-[.D9]" office:value-type="float" office:value="77" calcext:value-type="float">
            <text:p>77</text:p>
          </table:table-cell>
          <table:table-cell office:value-type="percentage" office:value="0.985740740740741" calcext:value-type="percentage">
            <text:p>98.57%</text:p>
          </table:table-cell>
          <table:table-cell office:value-type="float" office:value="69.9637044914005" calcext:value-type="float">
            <text:p>69.964</text:p>
          </table:table-cell>
          <table:table-cell office:value-type="float" office:value="9.283264" calcext:value-type="float">
            <text:p>9.283</text:p>
          </table:table-cell>
          <table:table-cell office:value-type="float" office:value="114.79633" calcext:value-type="float">
            <text:p>114.796</text:p>
          </table:table-cell>
          <table:table-cell table:formula="of:=[.I9]-[.H9]" office:value-type="float" office:value="105.513066" calcext:value-type="float">
            <text:p>105.513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3155" calcext:value-type="float">
            <text:p>3155</text:p>
          </table:table-cell>
          <table:table-cell table:formula="of:=[.C10]-[.D10]" office:value-type="float" office:value="2245" calcext:value-type="float">
            <text:p>2245</text:p>
          </table:table-cell>
          <table:table-cell office:value-type="percentage" office:value="0.584259259259259" calcext:value-type="percentage">
            <text:p>58.43%</text:p>
          </table:table-cell>
          <table:table-cell office:value-type="float" office:value="415.180696326296" calcext:value-type="float">
            <text:p>415.181</text:p>
          </table:table-cell>
          <table:table-cell office:value-type="float" office:value="1.271848" calcext:value-type="float">
            <text:p>1.272</text:p>
          </table:table-cell>
          <table:table-cell office:value-type="float" office:value="3801.251227" calcext:value-type="float">
            <text:p>3801.251</text:p>
          </table:table-cell>
          <table:table-cell table:formula="of:=[.I10]-[.H10]" office:value-type="float" office:value="3799.979379" calcext:value-type="float">
            <text:p>3799.979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11]-[.D11]"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.0191261607445" calcext:value-type="float">
            <text:p>2.019</text:p>
          </table:table-cell>
          <table:table-cell office:value-type="float" office:value="0.450185" calcext:value-type="float">
            <text:p>0.450</text:p>
          </table:table-cell>
          <table:table-cell office:value-type="float" office:value="4.845579" calcext:value-type="float">
            <text:p>4.846</text:p>
          </table:table-cell>
          <table:table-cell table:formula="of:=[.I11]-[.H11]" office:value-type="float" office:value="4.395394" calcext:value-type="float">
            <text:p>4.39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12]-[.D12]"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.94829093462333" calcext:value-type="float">
            <text:p>4.948</text:p>
          </table:table-cell>
          <table:table-cell office:value-type="float" office:value="0.661993" calcext:value-type="float">
            <text:p>0.662</text:p>
          </table:table-cell>
          <table:table-cell office:value-type="float" office:value="30.504275" calcext:value-type="float">
            <text:p>30.504</text:p>
          </table:table-cell>
          <table:table-cell table:formula="of:=[.I12]-[.H12]" office:value-type="float" office:value="29.842282" calcext:value-type="float">
            <text:p>29.842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13]-[.D13]"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number-columns-repeated="4" table:style-name="Default" office:value-type="string" calcext:value-type="string">
            <text:p>N/A</text:p>
          </table:table-cell>
        </table:table-row>
      </table:table>
      <table:table table:name="General_portuguese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Aplicação</text:p>
          </table:table-cell>
          <table:table-cell office:value-type="string" calcext:value-type="string">
            <text:p>Provedor</text:p>
          </table:table-cell>
          <table:table-cell office:value-type="string" calcext:value-type="string">
            <text:p>Esperado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Falha</text:p>
          </table:table-cell>
          <table:table-cell table:style-name="Default" office:value-type="string" calcext:value-type="string">
            <text:p>Taxa de confiabilidade</text:p>
          </table:table-cell>
          <table:table-cell table:style-name="Default" office:value-type="string" calcext:value-type="string">
            <text:p>Média de tempo de execução</text:p>
          </table:table-cell>
          <table:table-cell table:style-name="Default" office:value-type="string" calcext:value-type="string">
            <text:p>Menor tempo de execução</text:p>
          </table:table-cell>
          <table:table-cell table:style-name="Default" office:value-type="string" calcext:value-type="string">
            <text:p>Maior tempo de execução</text:p>
          </table:table-cell>
          <table:table-cell table:style-name="Default" office:value-type="string" calcext:value-type="string">
            <text:p>Amplitude do tempo de execução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2]-[.D2]" office:value-type="float" office:value="0" calcext:value-type="float">
            <text:p>0</text:p>
          </table:table-cell>
          <table:table-cell table:formula="of:=[.D2]/[.C2]" office:value-type="percentage" office:value="1" calcext:value-type="percentage">
            <text:p>100.00%</text:p>
          </table:table-cell>
          <table:table-cell office:value-type="float" office:value="280.099849896667" calcext:value-type="float">
            <text:p>280.100</text:p>
          </table:table-cell>
          <table:table-cell office:value-type="float" office:value="1.127658" calcext:value-type="float">
            <text:p>1.128</text:p>
          </table:table-cell>
          <table:table-cell office:value-type="float" office:value="1321.866563" calcext:value-type="float">
            <text:p>1321.867</text:p>
          </table:table-cell>
          <table:table-cell table:formula="of:=[.I2]-[.H2]" office:value-type="float" office:value="1320.738905" calcext:value-type="float">
            <text:p>1320.739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24" calcext:value-type="float">
            <text:p>5324</text:p>
          </table:table-cell>
          <table:table-cell table:formula="of:=[.C3]-[.D3]" office:value-type="float" office:value="76" calcext:value-type="float">
            <text:p>76</text:p>
          </table:table-cell>
          <table:table-cell table:formula="of:=[.D3]/[.C3]" office:value-type="percentage" office:value="0.985925925925926" calcext:value-type="percentage">
            <text:p>98.59%</text:p>
          </table:table-cell>
          <table:table-cell office:value-type="float" office:value="9.82603751126972" calcext:value-type="float">
            <text:p>9.826</text:p>
          </table:table-cell>
          <table:table-cell office:value-type="float" office:value="0.00000000982603751126972" calcext:value-type="float">
            <text:p>0.000</text:p>
          </table:table-cell>
          <table:table-cell office:value-type="float" office:value="22.656882" calcext:value-type="float">
            <text:p>22.657</text:p>
          </table:table-cell>
          <table:table-cell table:formula="of:=[.I3]-[.H3]" office:value-type="float" office:value="22.656881990174" calcext:value-type="float">
            <text:p>22.657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291" calcext:value-type="float">
            <text:p>5291</text:p>
          </table:table-cell>
          <table:table-cell table:formula="of:=[.C4]-[.D11]" office:value-type="float" office:value="81" calcext:value-type="float">
            <text:p>81</text:p>
          </table:table-cell>
          <table:table-cell table:formula="of:=[.D11]/[.C4]" office:value-type="percentage" office:value="0.985" calcext:value-type="percentage">
            <text:p>98.50%</text:p>
          </table:table-cell>
          <table:table-cell office:value-type="float" office:value="16.0149468434783" calcext:value-type="float">
            <text:p>16.015</text:p>
          </table:table-cell>
          <table:table-cell office:value-type="float" office:value="2.000767" calcext:value-type="float">
            <text:p>2.001</text:p>
          </table:table-cell>
          <table:table-cell office:value-type="float" office:value="55.18417" calcext:value-type="float">
            <text:p>55.184</text:p>
          </table:table-cell>
          <table:table-cell table:formula="of:=[.I4]-[.H4]" office:value-type="float" office:value="53.183403" calcext:value-type="float">
            <text:p>53.183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2012" calcext:value-type="float">
            <text:p>2012</text:p>
          </table:table-cell>
          <table:table-cell table:formula="of:=[.C5]-[.D5]" office:value-type="float" office:value="3388" calcext:value-type="float">
            <text:p>3388</text:p>
          </table:table-cell>
          <table:table-cell table:formula="of:=[.D5]/[.C5]" office:value-type="percentage" office:value="0.372592592592593" calcext:value-type="percentage">
            <text:p>37.26%</text:p>
          </table:table-cell>
          <table:table-cell office:value-type="float" office:value="58.7588160785288" calcext:value-type="float">
            <text:p>58.759</text:p>
          </table:table-cell>
          <table:table-cell office:value-type="float" office:value="6.325185" calcext:value-type="float">
            <text:p>6.325</text:p>
          </table:table-cell>
          <table:table-cell office:value-type="float" office:value="120.149658" calcext:value-type="float">
            <text:p>120.150</text:p>
          </table:table-cell>
          <table:table-cell table:formula="of:=[.I5]-[.H5]" office:value-type="float" office:value="113.824473" calcext:value-type="float">
            <text:p>113.824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6]-[.D6]" office:value-type="float" office:value="0" calcext:value-type="float">
            <text:p>0</text:p>
          </table:table-cell>
          <table:table-cell table:formula="of:=[.D6]/[.C6]" office:value-type="percentage" office:value="1" calcext:value-type="percentage">
            <text:p>100.00%</text:p>
          </table:table-cell>
          <table:table-cell office:value-type="float" office:value="388.521452951481" calcext:value-type="float">
            <text:p>388.521</text:p>
          </table:table-cell>
          <table:table-cell office:value-type="float" office:value="0.532484" calcext:value-type="float">
            <text:p>0.532</text:p>
          </table:table-cell>
          <table:table-cell office:value-type="float" office:value="2386.06259" calcext:value-type="float">
            <text:p>2386.063</text:p>
          </table:table-cell>
          <table:table-cell table:formula="of:=[.I6]-[.H6]" office:value-type="float" office:value="2385.530106" calcext:value-type="float">
            <text:p>2385.530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3552" calcext:value-type="float">
            <text:p>3552</text:p>
          </table:table-cell>
          <table:table-cell table:formula="of:=[.C7]-[.D7]" office:value-type="float" office:value="1848" calcext:value-type="float">
            <text:p>1848</text:p>
          </table:table-cell>
          <table:table-cell table:formula="of:=[.D7]/[.C7]" office:value-type="percentage" office:value="0.657777777777778" calcext:value-type="percentage">
            <text:p>65.78%</text:p>
          </table:table-cell>
          <table:table-cell office:value-type="float" office:value="2.48347628490991" calcext:value-type="float">
            <text:p>2.483</text:p>
          </table:table-cell>
          <table:table-cell office:value-type="float" office:value="1.121895" calcext:value-type="float">
            <text:p>1.122</text:p>
          </table:table-cell>
          <table:table-cell office:value-type="float" office:value="6.592692" calcext:value-type="float">
            <text:p>6.593</text:p>
          </table:table-cell>
          <table:table-cell table:formula="of:=[.I7]-[.H7]" office:value-type="float" office:value="5.470797" calcext:value-type="float">
            <text:p>5.471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3155" calcext:value-type="float">
            <text:p>3155</text:p>
          </table:table-cell>
          <table:table-cell table:formula="of:=[.C8]-[.D8]" office:value-type="float" office:value="2245" calcext:value-type="float">
            <text:p>2245</text:p>
          </table:table-cell>
          <table:table-cell table:formula="of:=[.D8]/[.C8]" office:value-type="percentage" office:value="0.584259259259259" calcext:value-type="percentage">
            <text:p>58.43%</text:p>
          </table:table-cell>
          <table:table-cell office:value-type="float" office:value="6.70535235911252" calcext:value-type="float">
            <text:p>6.705</text:p>
          </table:table-cell>
          <table:table-cell office:value-type="float" office:value="1.843238" calcext:value-type="float">
            <text:p>1.843</text:p>
          </table:table-cell>
          <table:table-cell office:value-type="float" office:value="26.486061" calcext:value-type="float">
            <text:p>26.486</text:p>
          </table:table-cell>
          <table:table-cell table:formula="of:=[.I8]-[.H8]" office:value-type="float" office:value="24.642823" calcext:value-type="float">
            <text:p>24.643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1628" calcext:value-type="float">
            <text:p>1628</text:p>
          </table:table-cell>
          <table:table-cell table:formula="of:=[.C9]-[.D9]" office:value-type="float" office:value="3772" calcext:value-type="float">
            <text:p>3772</text:p>
          </table:table-cell>
          <table:table-cell table:formula="of:=[.D9]/[.C9]" office:value-type="percentage" office:value="0.301481481481481" calcext:value-type="percentage">
            <text:p>30.15%</text:p>
          </table:table-cell>
          <table:table-cell office:value-type="float" office:value="69.9637044914005" calcext:value-type="float">
            <text:p>69.964</text:p>
          </table:table-cell>
          <table:table-cell office:value-type="float" office:value="9.283264" calcext:value-type="float">
            <text:p>9.283</text:p>
          </table:table-cell>
          <table:table-cell office:value-type="float" office:value="114.79633" calcext:value-type="float">
            <text:p>114.796</text:p>
          </table:table-cell>
          <table:table-cell table:formula="of:=[.I9]-[.H9]" office:value-type="float" office:value="105.513066" calcext:value-type="float">
            <text:p>105.513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10]-[.D10]" office:value-type="float" office:value="0" calcext:value-type="float">
            <text:p>0</text:p>
          </table:table-cell>
          <table:table-cell table:formula="of:=[.D10]/[.C10]" office:value-type="percentage" office:value="1" calcext:value-type="percentage">
            <text:p>100.00%</text:p>
          </table:table-cell>
          <table:table-cell office:value-type="float" office:value="415.180696326296" calcext:value-type="float">
            <text:p>415.181</text:p>
          </table:table-cell>
          <table:table-cell office:value-type="float" office:value="1.271848" calcext:value-type="float">
            <text:p>1.272</text:p>
          </table:table-cell>
          <table:table-cell office:value-type="float" office:value="3801.251227" calcext:value-type="float">
            <text:p>3801.251</text:p>
          </table:table-cell>
          <table:table-cell table:formula="of:=[.I10]-[.H10]" office:value-type="float" office:value="3799.979379" calcext:value-type="float">
            <text:p>3799.979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19" calcext:value-type="float">
            <text:p>5319</text:p>
          </table:table-cell>
          <table:table-cell table:formula="of:=[.C11]-[.D11]" office:value-type="float" office:value="81" calcext:value-type="float">
            <text:p>81</text:p>
          </table:table-cell>
          <table:table-cell table:formula="of:=[.D11]/[.C11]" office:value-type="percentage" office:value="0.985" calcext:value-type="percentage">
            <text:p>98.50%</text:p>
          </table:table-cell>
          <table:table-cell office:value-type="float" office:value="2.0191261607445" calcext:value-type="float">
            <text:p>2.019</text:p>
          </table:table-cell>
          <table:table-cell office:value-type="float" office:value="0.450185" calcext:value-type="float">
            <text:p>0.450</text:p>
          </table:table-cell>
          <table:table-cell office:value-type="float" office:value="4.845579" calcext:value-type="float">
            <text:p>4.846</text:p>
          </table:table-cell>
          <table:table-cell table:formula="of:=[.I11]-[.H11]" office:value-type="float" office:value="4.395394" calcext:value-type="float">
            <text:p>4.39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323" calcext:value-type="float">
            <text:p>5323</text:p>
          </table:table-cell>
          <table:table-cell table:formula="of:=[.C12]-[.D12]" office:value-type="float" office:value="77" calcext:value-type="float">
            <text:p>77</text:p>
          </table:table-cell>
          <table:table-cell table:formula="of:=[.D12]/[.C12]" office:value-type="percentage" office:value="0.985740740740741" calcext:value-type="percentage">
            <text:p>98.57%</text:p>
          </table:table-cell>
          <table:table-cell office:value-type="float" office:value="4.94829093462333" calcext:value-type="float">
            <text:p>4.948</text:p>
          </table:table-cell>
          <table:table-cell office:value-type="float" office:value="0.661993" calcext:value-type="float">
            <text:p>0.662</text:p>
          </table:table-cell>
          <table:table-cell office:value-type="float" office:value="30.504275" calcext:value-type="float">
            <text:p>30.504</text:p>
          </table:table-cell>
          <table:table-cell table:formula="of:=[.I12]-[.H12]" office:value-type="float" office:value="29.842282" calcext:value-type="float">
            <text:p>29.842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5400" calcext:value-type="float">
            <text:p>5400</text:p>
          </table:table-cell>
          <table:table-cell table:formula="of:=[.D13]/[.C13]" office:value-type="percentage" office:value="0" calcext:value-type="percentage">
            <text:p>0.00%</text:p>
          </table:table-cell>
          <table:table-cell table:number-columns-repeated="4" table:style-name="Default" office:value-type="string" calcext:value-type="string">
            <text:p>N/A</text:p>
          </table:table-cell>
        </table:table-row>
      </table:table>
      <table:table table:name="Reliability_portuguese" table:style-name="ta1">
        <table:shapes>
          <draw:frame draw:z-index="0" draw:style-name="gr1" draw:text-style-name="P1" svg:width="22.795cm" svg:height="14.025cm" svg:x="10.984cm" svg:y="3.692cm">
            <draw:object draw:notify-on-update-of-ranges="Reliability_portuguese.F1:Reliability_portuguese.F1 Reliability_portuguese.A2:Reliability_portuguese.B2 Reliability_portuguese.F2:Reliability_portuguese.F2 Reliability_portuguese.A3:Reliability_portuguese.B3 Reliability_portuguese.F3:Reliability_portuguese.F3 Reliability_portuguese.A4:Reliability_portuguese.B4 Reliability_portuguese.F4:Reliability_portuguese.F4 Reliability_portuguese.A5:Reliability_portuguese.B5 Reliability_portuguese.F5:Reliability_portuguese.F5 Reliability_portuguese.A6:Reliability_portuguese.B6 Reliability_portuguese.F6:Reliability_portuguese.F6 Reliability_portuguese.A7:Reliability_portuguese.B7 Reliability_portuguese.F7:Reliability_portuguese.F7 Reliability_portuguese.A8:Reliability_portuguese.B8 Reliability_portuguese.F8:Reliability_portuguese.F8 Reliability_portuguese.A9:Reliability_portuguese.B9 Reliability_portuguese.F9:Reliability_portuguese.F9 Reliability_portuguese.A10:Reliability_portuguese.B10 Reliability_portuguese.F10:Reliability_portuguese.F10 Reliability_portuguese.A11:Reliability_portuguese.B11 Reliability_portuguese.F11:Reliability_portuguese.F11 Reliability_portuguese.A12:Reliability_portuguese.B12 Reliability_portuguese.F12:Reliability_portuguese.F12 Reliability_portuguese.A13:Reliability_portuguese.B13 Reliability_portuguese.F13:Reliability_portuguese.F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ce1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1" table:visibility="collapse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Sucessfull</text:p>
          </table:table-cell>
          <table:table-cell office:value-type="string" calcext:value-type="string">
            <text:p>Fail</text:p>
          </table:table-cell>
          <table:table-cell table:style-name="Default" office:value-type="string" calcext:value-type="string">
            <text:p>Confiabilidade</text:p>
          </table:table-cell>
          <table:table-cell table:style-name="Default" office:value-type="string" calcext:value-type="string">
            <text:p>Agv Exec Time</text:p>
          </table:table-cell>
          <table:table-cell table:style-name="Default" office:value-type="string" calcext:value-type="string">
            <text:p>Min Exec Time</text:p>
          </table:table-cell>
          <table:table-cell table:style-name="Default" office:value-type="string" calcext:value-type="string">
            <text:p>Max Exec Time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24" calcext:value-type="float">
            <text:p>5324</text:p>
          </table:table-cell>
          <table:table-cell table:formula="of:=[.C2]-[.D2]" office:value-type="float" office:value="76" calcext:value-type="float">
            <text:p>76</text:p>
          </table:table-cell>
          <table:table-cell office:value-type="percentage" office:value="0.985925925925926" calcext:value-type="percentage">
            <text:p>98.59%</text:p>
          </table:table-cell>
          <table:table-cell office:value-type="float" office:value="280.099849896667" calcext:value-type="float">
            <text:p>280.100</text:p>
          </table:table-cell>
          <table:table-cell office:value-type="float" office:value="1.127658" calcext:value-type="float">
            <text:p>1.128</text:p>
          </table:table-cell>
          <table:table-cell office:value-type="float" office:value="1321.866563" calcext:value-type="float">
            <text:p>1321.867</text:p>
          </table:table-cell>
          <table:table-cell table:formula="of:=[.I2]-[.H2]" office:value-type="float" office:value="1320.738905" calcext:value-type="float">
            <text:p>1320.739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19" calcext:value-type="float">
            <text:p>5319</text:p>
          </table:table-cell>
          <table:table-cell table:formula="of:=[.C3]-[.D3]" office:value-type="float" office:value="81" calcext:value-type="float">
            <text:p>81</text:p>
          </table:table-cell>
          <table:table-cell office:value-type="percentage" office:value="0.985" calcext:value-type="percentage">
            <text:p>98.50%</text:p>
          </table:table-cell>
          <table:table-cell office:value-type="float" office:value="9.82603751126972" calcext:value-type="float">
            <text:p>9.826</text:p>
          </table:table-cell>
          <table:table-cell office:value-type="float" office:value="0.00000000982603751126972" calcext:value-type="float">
            <text:p>0.000</text:p>
          </table:table-cell>
          <table:table-cell office:value-type="float" office:value="22.656882" calcext:value-type="float">
            <text:p>22.657</text:p>
          </table:table-cell>
          <table:table-cell table:formula="of:=[.I3]-[.H3]" office:value-type="float" office:value="22.656881990174" calcext:value-type="float">
            <text:p>22.657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3552" calcext:value-type="float">
            <text:p>3552</text:p>
          </table:table-cell>
          <table:table-cell table:formula="of:=[.C4]-[.D4]" office:value-type="float" office:value="1848" calcext:value-type="float">
            <text:p>1848</text:p>
          </table:table-cell>
          <table:table-cell office:value-type="percentage" office:value="0.657777777777778" calcext:value-type="percentage">
            <text:p>65.78%</text:p>
          </table:table-cell>
          <table:table-cell office:value-type="float" office:value="16.0149468434783" calcext:value-type="float">
            <text:p>16.015</text:p>
          </table:table-cell>
          <table:table-cell office:value-type="float" office:value="2.000767" calcext:value-type="float">
            <text:p>2.001</text:p>
          </table:table-cell>
          <table:table-cell office:value-type="float" office:value="55.18417" calcext:value-type="float">
            <text:p>55.184</text:p>
          </table:table-cell>
          <table:table-cell table:formula="of:=[.I4]-[.H4]" office:value-type="float" office:value="53.183403" calcext:value-type="float">
            <text:p>53.183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2012" calcext:value-type="float">
            <text:p>2012</text:p>
          </table:table-cell>
          <table:table-cell table:formula="of:=[.C5]-[.D5]" office:value-type="float" office:value="3388" calcext:value-type="float">
            <text:p>3388</text:p>
          </table:table-cell>
          <table:table-cell office:value-type="percentage" office:value="0.372592592592593" calcext:value-type="percentage">
            <text:p>37.26%</text:p>
          </table:table-cell>
          <table:table-cell office:value-type="float" office:value="58.7588160785288" calcext:value-type="float">
            <text:p>58.759</text:p>
          </table:table-cell>
          <table:table-cell office:value-type="float" office:value="6.325185" calcext:value-type="float">
            <text:p>6.325</text:p>
          </table:table-cell>
          <table:table-cell office:value-type="float" office:value="120.149658" calcext:value-type="float">
            <text:p>120.150</text:p>
          </table:table-cell>
          <table:table-cell table:formula="of:=[.I5]-[.H5]" office:value-type="float" office:value="113.824473" calcext:value-type="float">
            <text:p>113.824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5400" calcext:value-type="float">
            <text:p>540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88.521452951481" calcext:value-type="float">
            <text:p>388.521</text:p>
          </table:table-cell>
          <table:table-cell office:value-type="float" office:value="0.532484" calcext:value-type="float">
            <text:p>0.532</text:p>
          </table:table-cell>
          <table:table-cell office:value-type="float" office:value="2386.06259" calcext:value-type="float">
            <text:p>2386.063</text:p>
          </table:table-cell>
          <table:table-cell table:formula="of:=[.I6]-[.H6]" office:value-type="float" office:value="2385.530106" calcext:value-type="float">
            <text:p>2385.530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1628" calcext:value-type="float">
            <text:p>1628</text:p>
          </table:table-cell>
          <table:table-cell table:formula="of:=[.C7]-[.D7]" office:value-type="float" office:value="3772" calcext:value-type="float">
            <text:p>3772</text:p>
          </table:table-cell>
          <table:table-cell office:value-type="percentage" office:value="0.301481481481481" calcext:value-type="percentage">
            <text:p>30.15%</text:p>
          </table:table-cell>
          <table:table-cell office:value-type="float" office:value="2.48347628490991" calcext:value-type="float">
            <text:p>2.483</text:p>
          </table:table-cell>
          <table:table-cell office:value-type="float" office:value="1.121895" calcext:value-type="float">
            <text:p>1.122</text:p>
          </table:table-cell>
          <table:table-cell office:value-type="float" office:value="6.592692" calcext:value-type="float">
            <text:p>6.593</text:p>
          </table:table-cell>
          <table:table-cell table:formula="of:=[.I7]-[.H7]" office:value-type="float" office:value="5.470797" calcext:value-type="float">
            <text:p>5.471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291" calcext:value-type="float">
            <text:p>5291</text:p>
          </table:table-cell>
          <table:table-cell table:formula="of:=[.C8]-[.D15]" office:value-type="float" office:value="5400" calcext:value-type="float">
            <text:p>5400</text:p>
          </table:table-cell>
          <table:table-cell office:value-type="percentage" office:value="0.985" calcext:value-type="percentage">
            <text:p>98.50%</text:p>
          </table:table-cell>
          <table:table-cell office:value-type="float" office:value="6.70535235911252" calcext:value-type="float">
            <text:p>6.705</text:p>
          </table:table-cell>
          <table:table-cell office:value-type="float" office:value="1.843238" calcext:value-type="float">
            <text:p>1.843</text:p>
          </table:table-cell>
          <table:table-cell office:value-type="float" office:value="26.486061" calcext:value-type="float">
            <text:p>26.486</text:p>
          </table:table-cell>
          <table:table-cell table:formula="of:=[.I8]-[.H8]" office:value-type="float" office:value="24.642823" calcext:value-type="float">
            <text:p>24.643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323" calcext:value-type="float">
            <text:p>5323</text:p>
          </table:table-cell>
          <table:table-cell table:formula="of:=[.C9]-[.D9]" office:value-type="float" office:value="77" calcext:value-type="float">
            <text:p>77</text:p>
          </table:table-cell>
          <table:table-cell office:value-type="percentage" office:value="0.985740740740741" calcext:value-type="percentage">
            <text:p>98.57%</text:p>
          </table:table-cell>
          <table:table-cell office:value-type="float" office:value="69.9637044914005" calcext:value-type="float">
            <text:p>69.964</text:p>
          </table:table-cell>
          <table:table-cell office:value-type="float" office:value="9.283264" calcext:value-type="float">
            <text:p>9.283</text:p>
          </table:table-cell>
          <table:table-cell office:value-type="float" office:value="114.79633" calcext:value-type="float">
            <text:p>114.796</text:p>
          </table:table-cell>
          <table:table-cell table:formula="of:=[.I9]-[.H9]" office:value-type="float" office:value="105.513066" calcext:value-type="float">
            <text:p>105.513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3155" calcext:value-type="float">
            <text:p>3155</text:p>
          </table:table-cell>
          <table:table-cell table:formula="of:=[.C10]-[.D10]" office:value-type="float" office:value="2245" calcext:value-type="float">
            <text:p>2245</text:p>
          </table:table-cell>
          <table:table-cell office:value-type="percentage" office:value="0.584259259259259" calcext:value-type="percentage">
            <text:p>58.43%</text:p>
          </table:table-cell>
          <table:table-cell office:value-type="float" office:value="415.180696326296" calcext:value-type="float">
            <text:p>415.181</text:p>
          </table:table-cell>
          <table:table-cell office:value-type="float" office:value="1.271848" calcext:value-type="float">
            <text:p>1.272</text:p>
          </table:table-cell>
          <table:table-cell office:value-type="float" office:value="3801.251227" calcext:value-type="float">
            <text:p>3801.251</text:p>
          </table:table-cell>
          <table:table-cell table:formula="of:=[.I10]-[.H10]" office:value-type="float" office:value="3799.979379" calcext:value-type="float">
            <text:p>3799.979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11]-[.D11]"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.0191261607445" calcext:value-type="float">
            <text:p>2.019</text:p>
          </table:table-cell>
          <table:table-cell office:value-type="float" office:value="0.450185" calcext:value-type="float">
            <text:p>0.450</text:p>
          </table:table-cell>
          <table:table-cell office:value-type="float" office:value="4.845579" calcext:value-type="float">
            <text:p>4.846</text:p>
          </table:table-cell>
          <table:table-cell table:formula="of:=[.I11]-[.H11]" office:value-type="float" office:value="4.395394" calcext:value-type="float">
            <text:p>4.39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12]-[.D12]"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.94829093462333" calcext:value-type="float">
            <text:p>4.948</text:p>
          </table:table-cell>
          <table:table-cell office:value-type="float" office:value="0.661993" calcext:value-type="float">
            <text:p>0.662</text:p>
          </table:table-cell>
          <table:table-cell office:value-type="float" office:value="30.504275" calcext:value-type="float">
            <text:p>30.504</text:p>
          </table:table-cell>
          <table:table-cell table:formula="of:=[.I12]-[.H12]" office:value-type="float" office:value="29.842282" calcext:value-type="float">
            <text:p>29.842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13]-[.D13]"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number-columns-repeated="4" table:style-name="Default" office:value-type="string" calcext:value-type="string">
            <text:p>N/A</text:p>
          </table:table-cell>
        </table:table-row>
      </table:table>
      <table:table table:name="General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Sucessfull</text:p>
          </table:table-cell>
          <table:table-cell office:value-type="string" calcext:value-type="string">
            <text:p>Fail</text:p>
          </table:table-cell>
          <table:table-cell table:style-name="Default" office:value-type="string" calcext:value-type="string">
            <text:p>Reliability</text:p>
          </table:table-cell>
          <table:table-cell table:style-name="Default" office:value-type="string" calcext:value-type="string">
            <text:p>Agv Exec Time</text:p>
          </table:table-cell>
          <table:table-cell table:style-name="Default" office:value-type="string" calcext:value-type="string">
            <text:p>Min Exec Time</text:p>
          </table:table-cell>
          <table:table-cell table:style-name="Default" office:value-type="string" calcext:value-type="string">
            <text:p>Max Exec Time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2]-[.D2]" office:value-type="float" office:value="0" calcext:value-type="float">
            <text:p>0</text:p>
          </table:table-cell>
          <table:table-cell table:formula="of:=[.D2]/[.C2]" office:value-type="percentage" office:value="1" calcext:value-type="percentage">
            <text:p>100.00%</text:p>
          </table:table-cell>
          <table:table-cell office:value-type="float" office:value="280.099849896667" calcext:value-type="float">
            <text:p>280.100</text:p>
          </table:table-cell>
          <table:table-cell office:value-type="float" office:value="1.127658" calcext:value-type="float">
            <text:p>1.128</text:p>
          </table:table-cell>
          <table:table-cell office:value-type="float" office:value="1321.866563" calcext:value-type="float">
            <text:p>1321.867</text:p>
          </table:table-cell>
          <table:table-cell table:formula="of:=[.I2]-[.H2]" office:value-type="float" office:value="1320.738905" calcext:value-type="float">
            <text:p>1320.739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24" calcext:value-type="float">
            <text:p>5324</text:p>
          </table:table-cell>
          <table:table-cell table:formula="of:=[.C3]-[.D3]" office:value-type="float" office:value="76" calcext:value-type="float">
            <text:p>76</text:p>
          </table:table-cell>
          <table:table-cell table:formula="of:=[.D3]/[.C3]" office:value-type="percentage" office:value="0.985925925925926" calcext:value-type="percentage">
            <text:p>98.59%</text:p>
          </table:table-cell>
          <table:table-cell office:value-type="float" office:value="9.82603751126972" calcext:value-type="float">
            <text:p>9.826</text:p>
          </table:table-cell>
          <table:table-cell office:value-type="float" office:value="0.00000000982603751126972" calcext:value-type="float">
            <text:p>0.000</text:p>
          </table:table-cell>
          <table:table-cell office:value-type="float" office:value="22.656882" calcext:value-type="float">
            <text:p>22.657</text:p>
          </table:table-cell>
          <table:table-cell table:formula="of:=[.I3]-[.H3]" office:value-type="float" office:value="22.656881990174" calcext:value-type="float">
            <text:p>22.657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291" calcext:value-type="float">
            <text:p>5291</text:p>
          </table:table-cell>
          <table:table-cell table:formula="of:=[.C4]-[.D11]" office:value-type="float" office:value="81" calcext:value-type="float">
            <text:p>81</text:p>
          </table:table-cell>
          <table:table-cell table:formula="of:=[.D11]/[.C4]" office:value-type="percentage" office:value="0.985" calcext:value-type="percentage">
            <text:p>98.50%</text:p>
          </table:table-cell>
          <table:table-cell office:value-type="float" office:value="16.0149468434783" calcext:value-type="float">
            <text:p>16.015</text:p>
          </table:table-cell>
          <table:table-cell office:value-type="float" office:value="2.000767" calcext:value-type="float">
            <text:p>2.001</text:p>
          </table:table-cell>
          <table:table-cell office:value-type="float" office:value="55.18417" calcext:value-type="float">
            <text:p>55.184</text:p>
          </table:table-cell>
          <table:table-cell table:formula="of:=[.I4]-[.H4]" office:value-type="float" office:value="53.183403" calcext:value-type="float">
            <text:p>53.183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2012" calcext:value-type="float">
            <text:p>2012</text:p>
          </table:table-cell>
          <table:table-cell table:formula="of:=[.C5]-[.D5]" office:value-type="float" office:value="3388" calcext:value-type="float">
            <text:p>3388</text:p>
          </table:table-cell>
          <table:table-cell table:formula="of:=[.D5]/[.C5]" office:value-type="percentage" office:value="0.372592592592593" calcext:value-type="percentage">
            <text:p>37.26%</text:p>
          </table:table-cell>
          <table:table-cell office:value-type="float" office:value="58.7588160785288" calcext:value-type="float">
            <text:p>58.759</text:p>
          </table:table-cell>
          <table:table-cell office:value-type="float" office:value="6.325185" calcext:value-type="float">
            <text:p>6.325</text:p>
          </table:table-cell>
          <table:table-cell office:value-type="float" office:value="120.149658" calcext:value-type="float">
            <text:p>120.150</text:p>
          </table:table-cell>
          <table:table-cell table:formula="of:=[.I5]-[.H5]" office:value-type="float" office:value="113.824473" calcext:value-type="float">
            <text:p>113.824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6]-[.D6]" office:value-type="float" office:value="0" calcext:value-type="float">
            <text:p>0</text:p>
          </table:table-cell>
          <table:table-cell table:formula="of:=[.D6]/[.C6]" office:value-type="percentage" office:value="1" calcext:value-type="percentage">
            <text:p>100.00%</text:p>
          </table:table-cell>
          <table:table-cell office:value-type="float" office:value="388.521452951481" calcext:value-type="float">
            <text:p>388.521</text:p>
          </table:table-cell>
          <table:table-cell office:value-type="float" office:value="0.532484" calcext:value-type="float">
            <text:p>0.532</text:p>
          </table:table-cell>
          <table:table-cell office:value-type="float" office:value="2386.06259" calcext:value-type="float">
            <text:p>2386.063</text:p>
          </table:table-cell>
          <table:table-cell table:formula="of:=[.I6]-[.H6]" office:value-type="float" office:value="2385.530106" calcext:value-type="float">
            <text:p>2385.530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3552" calcext:value-type="float">
            <text:p>3552</text:p>
          </table:table-cell>
          <table:table-cell table:formula="of:=[.C7]-[.D7]" office:value-type="float" office:value="1848" calcext:value-type="float">
            <text:p>1848</text:p>
          </table:table-cell>
          <table:table-cell table:formula="of:=[.D7]/[.C7]" office:value-type="percentage" office:value="0.657777777777778" calcext:value-type="percentage">
            <text:p>65.78%</text:p>
          </table:table-cell>
          <table:table-cell office:value-type="float" office:value="2.48347628490991" calcext:value-type="float">
            <text:p>2.483</text:p>
          </table:table-cell>
          <table:table-cell office:value-type="float" office:value="1.121895" calcext:value-type="float">
            <text:p>1.122</text:p>
          </table:table-cell>
          <table:table-cell office:value-type="float" office:value="6.592692" calcext:value-type="float">
            <text:p>6.593</text:p>
          </table:table-cell>
          <table:table-cell table:formula="of:=[.I7]-[.H7]" office:value-type="float" office:value="5.470797" calcext:value-type="float">
            <text:p>5.471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3155" calcext:value-type="float">
            <text:p>3155</text:p>
          </table:table-cell>
          <table:table-cell table:formula="of:=[.C8]-[.D8]" office:value-type="float" office:value="2245" calcext:value-type="float">
            <text:p>2245</text:p>
          </table:table-cell>
          <table:table-cell table:formula="of:=[.D8]/[.C8]" office:value-type="percentage" office:value="0.584259259259259" calcext:value-type="percentage">
            <text:p>58.43%</text:p>
          </table:table-cell>
          <table:table-cell office:value-type="float" office:value="6.70535235911252" calcext:value-type="float">
            <text:p>6.705</text:p>
          </table:table-cell>
          <table:table-cell office:value-type="float" office:value="1.843238" calcext:value-type="float">
            <text:p>1.843</text:p>
          </table:table-cell>
          <table:table-cell office:value-type="float" office:value="26.486061" calcext:value-type="float">
            <text:p>26.486</text:p>
          </table:table-cell>
          <table:table-cell table:formula="of:=[.I8]-[.H8]" office:value-type="float" office:value="24.642823" calcext:value-type="float">
            <text:p>24.643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1628" calcext:value-type="float">
            <text:p>1628</text:p>
          </table:table-cell>
          <table:table-cell table:formula="of:=[.C9]-[.D9]" office:value-type="float" office:value="3772" calcext:value-type="float">
            <text:p>3772</text:p>
          </table:table-cell>
          <table:table-cell table:formula="of:=[.D9]/[.C9]" office:value-type="percentage" office:value="0.301481481481481" calcext:value-type="percentage">
            <text:p>30.15%</text:p>
          </table:table-cell>
          <table:table-cell office:value-type="float" office:value="69.9637044914005" calcext:value-type="float">
            <text:p>69.964</text:p>
          </table:table-cell>
          <table:table-cell office:value-type="float" office:value="9.283264" calcext:value-type="float">
            <text:p>9.283</text:p>
          </table:table-cell>
          <table:table-cell office:value-type="float" office:value="114.79633" calcext:value-type="float">
            <text:p>114.796</text:p>
          </table:table-cell>
          <table:table-cell table:formula="of:=[.I9]-[.H9]" office:value-type="float" office:value="105.513066" calcext:value-type="float">
            <text:p>105.513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10]-[.D10]" office:value-type="float" office:value="0" calcext:value-type="float">
            <text:p>0</text:p>
          </table:table-cell>
          <table:table-cell table:formula="of:=[.D10]/[.C10]" office:value-type="percentage" office:value="1" calcext:value-type="percentage">
            <text:p>100.00%</text:p>
          </table:table-cell>
          <table:table-cell office:value-type="float" office:value="415.180696326296" calcext:value-type="float">
            <text:p>415.181</text:p>
          </table:table-cell>
          <table:table-cell office:value-type="float" office:value="1.271848" calcext:value-type="float">
            <text:p>1.272</text:p>
          </table:table-cell>
          <table:table-cell office:value-type="float" office:value="3801.251227" calcext:value-type="float">
            <text:p>3801.251</text:p>
          </table:table-cell>
          <table:table-cell table:formula="of:=[.I10]-[.H10]" office:value-type="float" office:value="3799.979379" calcext:value-type="float">
            <text:p>3799.979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19" calcext:value-type="float">
            <text:p>5319</text:p>
          </table:table-cell>
          <table:table-cell table:formula="of:=[.C11]-[.D11]" office:value-type="float" office:value="81" calcext:value-type="float">
            <text:p>81</text:p>
          </table:table-cell>
          <table:table-cell table:formula="of:=[.D11]/[.C11]" office:value-type="percentage" office:value="0.985" calcext:value-type="percentage">
            <text:p>98.50%</text:p>
          </table:table-cell>
          <table:table-cell office:value-type="float" office:value="2.0191261607445" calcext:value-type="float">
            <text:p>2.019</text:p>
          </table:table-cell>
          <table:table-cell office:value-type="float" office:value="0.450185" calcext:value-type="float">
            <text:p>0.450</text:p>
          </table:table-cell>
          <table:table-cell office:value-type="float" office:value="4.845579" calcext:value-type="float">
            <text:p>4.846</text:p>
          </table:table-cell>
          <table:table-cell table:formula="of:=[.I11]-[.H11]" office:value-type="float" office:value="4.395394" calcext:value-type="float">
            <text:p>4.39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323" calcext:value-type="float">
            <text:p>5323</text:p>
          </table:table-cell>
          <table:table-cell table:formula="of:=[.C12]-[.D12]" office:value-type="float" office:value="77" calcext:value-type="float">
            <text:p>77</text:p>
          </table:table-cell>
          <table:table-cell table:formula="of:=[.D12]/[.C12]" office:value-type="percentage" office:value="0.985740740740741" calcext:value-type="percentage">
            <text:p>98.57%</text:p>
          </table:table-cell>
          <table:table-cell office:value-type="float" office:value="4.94829093462333" calcext:value-type="float">
            <text:p>4.948</text:p>
          </table:table-cell>
          <table:table-cell office:value-type="float" office:value="0.661993" calcext:value-type="float">
            <text:p>0.662</text:p>
          </table:table-cell>
          <table:table-cell office:value-type="float" office:value="30.504275" calcext:value-type="float">
            <text:p>30.504</text:p>
          </table:table-cell>
          <table:table-cell table:formula="of:=[.I12]-[.H12]" office:value-type="float" office:value="29.842282" calcext:value-type="float">
            <text:p>29.842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5400" calcext:value-type="float">
            <text:p>5400</text:p>
          </table:table-cell>
          <table:table-cell table:formula="of:=[.D13]/[.C13]" office:value-type="percentage" office:value="0" calcext:value-type="percentage">
            <text:p>0.00%</text:p>
          </table:table-cell>
          <table:table-cell table:number-columns-repeated="4" table:style-name="Default" office:value-type="string" calcext:value-type="string">
            <text:p>N/A</text:p>
          </table:table-cell>
        </table:table-row>
      </table:table>
      <table:table table:name="General_3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Sucessfull</text:p>
          </table:table-cell>
          <table:table-cell office:value-type="string" calcext:value-type="string">
            <text:p>Fail</text:p>
          </table:table-cell>
          <table:table-cell table:style-name="Default" office:value-type="string" calcext:value-type="string">
            <text:p>Reliability</text:p>
          </table:table-cell>
          <table:table-cell table:style-name="Default" office:value-type="string" calcext:value-type="string">
            <text:p>Agv Exec Time</text:p>
          </table:table-cell>
          <table:table-cell table:style-name="Default" office:value-type="string" calcext:value-type="string">
            <text:p>Min Exec Time</text:p>
          </table:table-cell>
          <table:table-cell table:style-name="Default" office:value-type="string" calcext:value-type="string">
            <text:p>Max Exec Time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80.099849896667" calcext:value-type="float">
            <text:p>280.100</text:p>
          </table:table-cell>
          <table:table-cell office:value-type="float" office:value="1.127658" calcext:value-type="float">
            <text:p>1.128</text:p>
          </table:table-cell>
          <table:table-cell office:value-type="float" office:value="1321.866563" calcext:value-type="float">
            <text:p>1321.867</text:p>
          </table:table-cell>
          <table:table-cell office:value-type="float" office:value="1320.738905" calcext:value-type="float">
            <text:p>1320.739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24" calcext:value-type="float">
            <text:p>5324</text:p>
          </table:table-cell>
          <table:table-cell office:value-type="float" office:value="76" calcext:value-type="float">
            <text:p>76</text:p>
          </table:table-cell>
          <table:table-cell office:value-type="percentage" office:value="0.985925925925926" calcext:value-type="percentage">
            <text:p>98.59%</text:p>
          </table:table-cell>
          <table:table-cell office:value-type="float" office:value="9.82603751126972" calcext:value-type="float">
            <text:p>9.826</text:p>
          </table:table-cell>
          <table:table-cell office:value-type="float" office:value="0.00000000982603751126972" calcext:value-type="float">
            <text:p>0.000</text:p>
          </table:table-cell>
          <table:table-cell office:value-type="float" office:value="22.656882" calcext:value-type="float">
            <text:p>22.657</text:p>
          </table:table-cell>
          <table:table-cell office:value-type="float" office:value="22.656881990174" calcext:value-type="float">
            <text:p>22.657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291" calcext:value-type="float">
            <text:p>5291</text:p>
          </table:table-cell>
          <table:table-cell office:value-type="float" office:value="81" calcext:value-type="float">
            <text:p>81</text:p>
          </table:table-cell>
          <table:table-cell office:value-type="percentage" office:value="0.985" calcext:value-type="percentage">
            <text:p>98.50%</text:p>
          </table:table-cell>
          <table:table-cell office:value-type="float" office:value="16.0149468434783" calcext:value-type="float">
            <text:p>16.015</text:p>
          </table:table-cell>
          <table:table-cell office:value-type="float" office:value="2.000767" calcext:value-type="float">
            <text:p>2.001</text:p>
          </table:table-cell>
          <table:table-cell office:value-type="float" office:value="55.18417" calcext:value-type="float">
            <text:p>55.184</text:p>
          </table:table-cell>
          <table:table-cell office:value-type="float" office:value="53.183403" calcext:value-type="float">
            <text:p>53.183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2012" calcext:value-type="float">
            <text:p>2012</text:p>
          </table:table-cell>
          <table:table-cell office:value-type="float" office:value="3388" calcext:value-type="float">
            <text:p>3388</text:p>
          </table:table-cell>
          <table:table-cell office:value-type="percentage" office:value="0.372592592592593" calcext:value-type="percentage">
            <text:p>37.26%</text:p>
          </table:table-cell>
          <table:table-cell office:value-type="float" office:value="58.7588160785288" calcext:value-type="float">
            <text:p>58.759</text:p>
          </table:table-cell>
          <table:table-cell office:value-type="float" office:value="6.325185" calcext:value-type="float">
            <text:p>6.325</text:p>
          </table:table-cell>
          <table:table-cell office:value-type="float" office:value="120.149658" calcext:value-type="float">
            <text:p>120.150</text:p>
          </table:table-cell>
          <table:table-cell office:value-type="float" office:value="113.824473" calcext:value-type="float">
            <text:p>113.824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388.521452951481" calcext:value-type="float">
            <text:p>388.521</text:p>
          </table:table-cell>
          <table:table-cell office:value-type="float" office:value="0.532484" calcext:value-type="float">
            <text:p>0.532</text:p>
          </table:table-cell>
          <table:table-cell office:value-type="float" office:value="2386.06259" calcext:value-type="float">
            <text:p>2386.063</text:p>
          </table:table-cell>
          <table:table-cell office:value-type="float" office:value="2385.530106" calcext:value-type="float">
            <text:p>2385.530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3552" calcext:value-type="float">
            <text:p>3552</text:p>
          </table:table-cell>
          <table:table-cell office:value-type="float" office:value="1848" calcext:value-type="float">
            <text:p>1848</text:p>
          </table:table-cell>
          <table:table-cell office:value-type="percentage" office:value="0.657777777777778" calcext:value-type="percentage">
            <text:p>65.78%</text:p>
          </table:table-cell>
          <table:table-cell office:value-type="float" office:value="2.48347628490991" calcext:value-type="float">
            <text:p>2.483</text:p>
          </table:table-cell>
          <table:table-cell office:value-type="float" office:value="1.121895" calcext:value-type="float">
            <text:p>1.122</text:p>
          </table:table-cell>
          <table:table-cell office:value-type="float" office:value="6.592692" calcext:value-type="float">
            <text:p>6.593</text:p>
          </table:table-cell>
          <table:table-cell office:value-type="float" office:value="5.470797" calcext:value-type="float">
            <text:p>5.471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3155" calcext:value-type="float">
            <text:p>3155</text:p>
          </table:table-cell>
          <table:table-cell office:value-type="float" office:value="2245" calcext:value-type="float">
            <text:p>2245</text:p>
          </table:table-cell>
          <table:table-cell office:value-type="percentage" office:value="0.584259259259259" calcext:value-type="percentage">
            <text:p>58.43%</text:p>
          </table:table-cell>
          <table:table-cell office:value-type="float" office:value="6.70535235911252" calcext:value-type="float">
            <text:p>6.705</text:p>
          </table:table-cell>
          <table:table-cell office:value-type="float" office:value="1.843238" calcext:value-type="float">
            <text:p>1.843</text:p>
          </table:table-cell>
          <table:table-cell office:value-type="float" office:value="26.486061" calcext:value-type="float">
            <text:p>26.486</text:p>
          </table:table-cell>
          <table:table-cell office:value-type="float" office:value="24.642823" calcext:value-type="float">
            <text:p>24.643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1628" calcext:value-type="float">
            <text:p>1628</text:p>
          </table:table-cell>
          <table:table-cell office:value-type="float" office:value="3772" calcext:value-type="float">
            <text:p>3772</text:p>
          </table:table-cell>
          <table:table-cell office:value-type="percentage" office:value="0.301481481481481" calcext:value-type="percentage">
            <text:p>30.15%</text:p>
          </table:table-cell>
          <table:table-cell office:value-type="float" office:value="69.9637044914005" calcext:value-type="float">
            <text:p>69.964</text:p>
          </table:table-cell>
          <table:table-cell office:value-type="float" office:value="9.283264" calcext:value-type="float">
            <text:p>9.283</text:p>
          </table:table-cell>
          <table:table-cell office:value-type="float" office:value="114.79633" calcext:value-type="float">
            <text:p>114.796</text:p>
          </table:table-cell>
          <table:table-cell office:value-type="float" office:value="105.513066" calcext:value-type="float">
            <text:p>105.513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415.180696326296" calcext:value-type="float">
            <text:p>415.181</text:p>
          </table:table-cell>
          <table:table-cell office:value-type="float" office:value="1.271848" calcext:value-type="float">
            <text:p>1.272</text:p>
          </table:table-cell>
          <table:table-cell office:value-type="float" office:value="3801.251227" calcext:value-type="float">
            <text:p>3801.251</text:p>
          </table:table-cell>
          <table:table-cell office:value-type="float" office:value="3799.979379" calcext:value-type="float">
            <text:p>3799.979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19" calcext:value-type="float">
            <text:p>5319</text:p>
          </table:table-cell>
          <table:table-cell office:value-type="float" office:value="81" calcext:value-type="float">
            <text:p>81</text:p>
          </table:table-cell>
          <table:table-cell office:value-type="percentage" office:value="0.985" calcext:value-type="percentage">
            <text:p>98.50%</text:p>
          </table:table-cell>
          <table:table-cell office:value-type="float" office:value="2.0191261607445" calcext:value-type="float">
            <text:p>2.019</text:p>
          </table:table-cell>
          <table:table-cell office:value-type="float" office:value="0.450185" calcext:value-type="float">
            <text:p>0.450</text:p>
          </table:table-cell>
          <table:table-cell office:value-type="float" office:value="4.845579" calcext:value-type="float">
            <text:p>4.846</text:p>
          </table:table-cell>
          <table:table-cell office:value-type="float" office:value="4.395394" calcext:value-type="float">
            <text:p>4.39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323" calcext:value-type="float">
            <text:p>5323</text:p>
          </table:table-cell>
          <table:table-cell office:value-type="float" office:value="77" calcext:value-type="float">
            <text:p>77</text:p>
          </table:table-cell>
          <table:table-cell office:value-type="percentage" office:value="0.985740740740741" calcext:value-type="percentage">
            <text:p>98.57%</text:p>
          </table:table-cell>
          <table:table-cell office:value-type="float" office:value="4.94829093462333" calcext:value-type="float">
            <text:p>4.948</text:p>
          </table:table-cell>
          <table:table-cell office:value-type="float" office:value="0.661993" calcext:value-type="float">
            <text:p>0.662</text:p>
          </table:table-cell>
          <table:table-cell office:value-type="float" office:value="30.504275" calcext:value-type="float">
            <text:p>30.504</text:p>
          </table:table-cell>
          <table:table-cell office:value-type="float" office:value="29.842282" calcext:value-type="float">
            <text:p>29.842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percentage" office:value="0" calcext:value-type="percentage">
            <text:p>0.00%</text:p>
          </table:table-cell>
          <table:table-cell table:number-columns-repeated="4" table:style-name="Default" office:value-type="string" calcext:value-type="string">
            <text:p>N/A</text:p>
          </table:table-cell>
        </table:table-row>
      </table:table>
      <table:table table:name="Time_Executio_Reduction_Portuguese" table:style-name="ta1">
        <table:table-column table:style-name="co1" table:number-columns-repeated="2" table:default-cell-style-name="ce6"/>
        <table:table-column table:style-name="co3" table:default-cell-style-name="ce7"/>
        <table:table-column table:style-name="co6" table:default-cell-style-name="ce6"/>
        <table:table-column table:style-name="co1" table:number-columns-repeated="2" table:default-cell-style-name="ce6"/>
        <table:table-row table:style-name="ro2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ce6" office:value-type="string" calcext:value-type="string">
            <text:p>Agv Exec 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office:value-type="float" office:value="280.099849896667" calcext:value-type="float">
            <text:p>280.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9.82603751126972" calcext:value-type="float">
            <text:p>9.826</text:p>
          </table:table-cell>
          <table:table-cell table:formula="of:=100-([.C3]/[.C$2]*100)" office:value-type="float" office:value="96.4919518825538" calcext:value-type="float">
            <text:p>96.49195188255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16.0149468434783" calcext:value-type="float">
            <text:p>16.015</text:p>
          </table:table-cell>
          <table:table-cell table:formula="of:=100-([.C4]/[.C$2]*100)" office:value-type="float" office:value="94.2824150568497" calcext:value-type="float">
            <text:p>94.28241505684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58.7588160785288" calcext:value-type="float">
            <text:p>58.759</text:p>
          </table:table-cell>
          <table:table-cell table:formula="of:=100-([.C5]/[.C$2]*100)" office:value-type="float" office:value="79.022189372752" calcext:value-type="float">
            <text:p>79.0221893727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office:value-type="float" office:value="388.521452951481" calcext:value-type="float">
            <text:p>388.5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2.48347628490991" calcext:value-type="float">
            <text:p>2.483</text:p>
          </table:table-cell>
          <table:table-cell table:formula="of:=100-([.C7]/[.C$6]*100)" office:value-type="float" office:value="99.3607878622805" calcext:value-type="float">
            <text:p>99.36078786228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6.70535235911252" calcext:value-type="float">
            <text:p>6.705</text:p>
          </table:table-cell>
          <table:table-cell table:formula="of:=100-([.C8]/[.C$6]*100)" office:value-type="float" office:value="98.2741358789395" calcext:value-type="float">
            <text:p>98.27413587893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69.9637044914005" calcext:value-type="float">
            <text:p>69.964</text:p>
          </table:table-cell>
          <table:table-cell table:formula="of:=100-([.C9]/[.C$6]*100)" office:value-type="float" office:value="81.9923188385333" calcext:value-type="float">
            <text:p>81.9923188385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office:value-type="float" office:value="415.180696326296" calcext:value-type="float">
            <text:p>415.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2.0191261607445" calcext:value-type="float">
            <text:p>2.019</text:p>
          </table:table-cell>
          <table:table-cell table:formula="of:=100-([.C11]/[.C$10]*100)" office:value-type="float" office:value="99.5136753277282" calcext:value-type="float">
            <text:p>99.5136753277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4.94829093462333" calcext:value-type="float">
            <text:p>4.948</text:p>
          </table:table-cell>
          <table:table-cell table:formula="of:=100-([.C12]/[.C$10]*100)" office:value-type="float" office:value="98.8081596812164" calcext:value-type="float">
            <text:p>98.8081596812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table:style-name="ce6" office:value-type="string" calcext:value-type="string">
            <text:p>N/A</text:p>
          </table:table-cell>
          <table:table-cell table:number-columns-repeated="3"/>
        </table:table-row>
        <table:table-row table:style-name="ro2" table:number-rows-repeated="7">
          <table:table-cell table:number-columns-repeated="2"/>
          <table:table-cell table:style-name="ce6"/>
          <table:table-cell table:number-columns-repeated="3"/>
        </table:table-row>
        <table:table-row table:style-name="ro2">
          <table:table-cell table:number-columns-repeated="2"/>
          <table:table-cell table:style-name="ce6"/>
          <table:table-cell table:number-columns-repeated="3"/>
        </table:table-row>
      </table:table>
      <table:table table:name="avg_exec_time_cpu" table:style-name="ta1">
        <table:shapes>
          <draw:frame draw:z-index="0" draw:style-name="gr1" draw:text-style-name="P1" svg:width="25cm" svg:height="15cm" svg:x="12.218cm" svg:y="0.452cm">
            <draw:object draw:notify-on-update-of-ranges="avg_exec_time_cpu.A2:avg_exec_time_cpu.B5 avg_exec_time_cpu.C1:avg_exec_time_cpu.C1 avg_exec_time_cpu.C2:avg_exec_time_cpu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Default" office:value-type="string" calcext:value-type="string">
            <text:p>Average execution time (s)</text:p>
          </table:table-cell>
          <table:table-cell table:style-name="Default" office:value-type="string" calcext:value-type="string">
            <text:p>Min Exec Time</text:p>
          </table:table-cell>
          <table:table-cell table:style-name="Default" office:value-type="string" calcext:value-type="string">
            <text:p>Max Exec Time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office:value-type="float" office:value="280.099849896667" calcext:value-type="float">
            <text:p>280.100</text:p>
          </table:table-cell>
          <table:table-cell office:value-type="float" office:value="1.127658" calcext:value-type="float">
            <text:p>1.128</text:p>
          </table:table-cell>
          <table:table-cell office:value-type="float" office:value="1321.866563" calcext:value-type="float">
            <text:p>1321.867</text:p>
          </table:table-cell>
          <table:table-cell office:value-type="float" office:value="1320.738905" calcext:value-type="float">
            <text:p>1320.739</text:p>
          </table:table-cell>
        </table:table-row>
        <table:table-row table:style-name="ro1">
          <table:table-cell/>
          <table:table-cell office:value-type="string" calcext:value-type="string">
            <text:p>AWS</text:p>
          </table:table-cell>
          <table:table-cell office:value-type="float" office:value="9.82603751126972" calcext:value-type="float">
            <text:p>9.826</text:p>
          </table:table-cell>
          <table:table-cell office:value-type="float" office:value="0.00000000982603751126972" calcext:value-type="float">
            <text:p>0.000</text:p>
          </table:table-cell>
          <table:table-cell office:value-type="float" office:value="22.656882" calcext:value-type="float">
            <text:p>22.657</text:p>
          </table:table-cell>
          <table:table-cell office:value-type="float" office:value="22.656881990174" calcext:value-type="float">
            <text:p>22.657</text:p>
          </table:table-cell>
        </table:table-row>
        <table:table-row table:style-name="ro1">
          <table:table-cell/>
          <table:table-cell office:value-type="string" calcext:value-type="string">
            <text:p>GCP</text:p>
          </table:table-cell>
          <table:table-cell office:value-type="float" office:value="16.0149468434783" calcext:value-type="float">
            <text:p>16.015</text:p>
          </table:table-cell>
          <table:table-cell office:value-type="float" office:value="2.000767" calcext:value-type="float">
            <text:p>2.001</text:p>
          </table:table-cell>
          <table:table-cell office:value-type="float" office:value="55.18417" calcext:value-type="float">
            <text:p>55.184</text:p>
          </table:table-cell>
          <table:table-cell office:value-type="float" office:value="53.183403" calcext:value-type="float">
            <text:p>53.183</text:p>
          </table:table-cell>
        </table:table-row>
        <table:table-row table:style-name="ro1">
          <table:table-cell/>
          <table:table-cell office:value-type="string" calcext:value-type="string">
            <text:p>Azure</text:p>
          </table:table-cell>
          <table:table-cell office:value-type="float" office:value="58.7588160785288" calcext:value-type="float">
            <text:p>58.759</text:p>
          </table:table-cell>
          <table:table-cell office:value-type="float" office:value="6.325185" calcext:value-type="float">
            <text:p>6.325</text:p>
          </table:table-cell>
          <table:table-cell office:value-type="float" office:value="120.149658" calcext:value-type="float">
            <text:p>120.150</text:p>
          </table:table-cell>
          <table:table-cell office:value-type="float" office:value="113.824473" calcext:value-type="float">
            <text:p>113.824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office:value-type="float" office:value="388.521452951481" calcext:value-type="float">
            <text:p>388.521</text:p>
          </table:table-cell>
          <table:table-cell office:value-type="float" office:value="0.532484" calcext:value-type="float">
            <text:p>0.532</text:p>
          </table:table-cell>
          <table:table-cell office:value-type="float" office:value="2386.06259" calcext:value-type="float">
            <text:p>2386.063</text:p>
          </table:table-cell>
          <table:table-cell office:value-type="float" office:value="2385.530106" calcext:value-type="float">
            <text:p>2385.530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2.48347628490991" calcext:value-type="float">
            <text:p>2.483</text:p>
          </table:table-cell>
          <table:table-cell office:value-type="float" office:value="1.121895" calcext:value-type="float">
            <text:p>1.122</text:p>
          </table:table-cell>
          <table:table-cell office:value-type="float" office:value="6.592692" calcext:value-type="float">
            <text:p>6.593</text:p>
          </table:table-cell>
          <table:table-cell office:value-type="float" office:value="5.470797" calcext:value-type="float">
            <text:p>5.471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6.70535235911252" calcext:value-type="float">
            <text:p>6.705</text:p>
          </table:table-cell>
          <table:table-cell office:value-type="float" office:value="1.843238" calcext:value-type="float">
            <text:p>1.843</text:p>
          </table:table-cell>
          <table:table-cell office:value-type="float" office:value="26.486061" calcext:value-type="float">
            <text:p>26.486</text:p>
          </table:table-cell>
          <table:table-cell office:value-type="float" office:value="24.642823" calcext:value-type="float">
            <text:p>24.643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69.9637044914005" calcext:value-type="float">
            <text:p>69.964</text:p>
          </table:table-cell>
          <table:table-cell office:value-type="float" office:value="9.283264" calcext:value-type="float">
            <text:p>9.283</text:p>
          </table:table-cell>
          <table:table-cell office:value-type="float" office:value="114.79633" calcext:value-type="float">
            <text:p>114.796</text:p>
          </table:table-cell>
          <table:table-cell office:value-type="float" office:value="105.513066" calcext:value-type="float">
            <text:p>105.513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office:value-type="float" office:value="415.180696326296" calcext:value-type="float">
            <text:p>415.181</text:p>
          </table:table-cell>
          <table:table-cell office:value-type="float" office:value="1.271848" calcext:value-type="float">
            <text:p>1.272</text:p>
          </table:table-cell>
          <table:table-cell office:value-type="float" office:value="3801.251227" calcext:value-type="float">
            <text:p>3801.251</text:p>
          </table:table-cell>
          <table:table-cell office:value-type="float" office:value="3799.979379" calcext:value-type="float">
            <text:p>3799.979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2.0191261607445" calcext:value-type="float">
            <text:p>2.019</text:p>
          </table:table-cell>
          <table:table-cell office:value-type="float" office:value="0.450185" calcext:value-type="float">
            <text:p>0.450</text:p>
          </table:table-cell>
          <table:table-cell office:value-type="float" office:value="4.845579" calcext:value-type="float">
            <text:p>4.846</text:p>
          </table:table-cell>
          <table:table-cell office:value-type="float" office:value="4.395394" calcext:value-type="float">
            <text:p>4.39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4.94829093462333" calcext:value-type="float">
            <text:p>4.948</text:p>
          </table:table-cell>
          <table:table-cell office:value-type="float" office:value="0.661993" calcext:value-type="float">
            <text:p>0.662</text:p>
          </table:table-cell>
          <table:table-cell office:value-type="float" office:value="30.504275" calcext:value-type="float">
            <text:p>30.504</text:p>
          </table:table-cell>
          <table:table-cell office:value-type="float" office:value="29.842282" calcext:value-type="float">
            <text:p>29.842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table:number-columns-repeated="4" table:style-name="Default" office:value-type="string" calcext:value-type="string">
            <text:p>N/A</text:p>
          </table:table-cell>
        </table:table-row>
      </table:table>
      <table:table table:name="avg_exec_time_cpu_portuguese" table:style-name="ta1">
        <table:shapes>
          <draw:frame draw:z-index="0" draw:style-name="gr1" draw:text-style-name="P1" svg:width="25cm" svg:height="15cm" svg:x="19.02cm" svg:y="1.408cm">
            <draw:object draw:notify-on-update-of-ranges="avg_exec_time_cpu_portuguese.A2:avg_exec_time_cpu_portuguese.B5 avg_exec_time_cpu_portuguese.C1:avg_exec_time_cpu_portuguese.C1 avg_exec_time_cpu_portuguese.C2:avg_exec_time_cpu_portuguese.C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Default" office:value-type="string" calcext:value-type="string">
            <text:p>Tempo médio das execuções bem sucedidas (s)</text:p>
          </table:table-cell>
          <table:table-cell table:style-name="Default" office:value-type="string" calcext:value-type="string">
            <text:p>Min Exec Time</text:p>
          </table:table-cell>
          <table:table-cell table:style-name="Default" office:value-type="string" calcext:value-type="string">
            <text:p>Max Exec Time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office:value-type="float" office:value="280.099849896667" calcext:value-type="float">
            <text:p>280.100</text:p>
          </table:table-cell>
          <table:table-cell office:value-type="float" office:value="1.127658" calcext:value-type="float">
            <text:p>1.128</text:p>
          </table:table-cell>
          <table:table-cell office:value-type="float" office:value="1321.866563" calcext:value-type="float">
            <text:p>1321.867</text:p>
          </table:table-cell>
          <table:table-cell office:value-type="float" office:value="1320.738905" calcext:value-type="float">
            <text:p>1320.739</text:p>
          </table:table-cell>
        </table:table-row>
        <table:table-row table:style-name="ro1">
          <table:table-cell/>
          <table:table-cell office:value-type="string" calcext:value-type="string">
            <text:p>AWS</text:p>
          </table:table-cell>
          <table:table-cell office:value-type="float" office:value="9.82603751126972" calcext:value-type="float">
            <text:p>9.826</text:p>
          </table:table-cell>
          <table:table-cell office:value-type="float" office:value="0.00000000982603751126972" calcext:value-type="float">
            <text:p>0.000</text:p>
          </table:table-cell>
          <table:table-cell office:value-type="float" office:value="22.656882" calcext:value-type="float">
            <text:p>22.657</text:p>
          </table:table-cell>
          <table:table-cell office:value-type="float" office:value="22.656881990174" calcext:value-type="float">
            <text:p>22.657</text:p>
          </table:table-cell>
        </table:table-row>
        <table:table-row table:style-name="ro1">
          <table:table-cell/>
          <table:table-cell office:value-type="string" calcext:value-type="string">
            <text:p>GCP</text:p>
          </table:table-cell>
          <table:table-cell office:value-type="float" office:value="16.0149468434783" calcext:value-type="float">
            <text:p>16.015</text:p>
          </table:table-cell>
          <table:table-cell office:value-type="float" office:value="2.000767" calcext:value-type="float">
            <text:p>2.001</text:p>
          </table:table-cell>
          <table:table-cell office:value-type="float" office:value="55.18417" calcext:value-type="float">
            <text:p>55.184</text:p>
          </table:table-cell>
          <table:table-cell office:value-type="float" office:value="53.183403" calcext:value-type="float">
            <text:p>53.183</text:p>
          </table:table-cell>
        </table:table-row>
        <table:table-row table:style-name="ro1">
          <table:table-cell/>
          <table:table-cell office:value-type="string" calcext:value-type="string">
            <text:p>Azure</text:p>
          </table:table-cell>
          <table:table-cell office:value-type="float" office:value="58.7588160785288" calcext:value-type="float">
            <text:p>58.759</text:p>
          </table:table-cell>
          <table:table-cell office:value-type="float" office:value="6.325185" calcext:value-type="float">
            <text:p>6.325</text:p>
          </table:table-cell>
          <table:table-cell office:value-type="float" office:value="120.149658" calcext:value-type="float">
            <text:p>120.150</text:p>
          </table:table-cell>
          <table:table-cell office:value-type="float" office:value="113.824473" calcext:value-type="float">
            <text:p>113.824</text:p>
          </table:table-cell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office:value-type="float" office:value="388.521452951481" calcext:value-type="float">
            <text:p>388.521</text:p>
          </table:table-cell>
          <table:table-cell office:value-type="float" office:value="0.532484" calcext:value-type="float">
            <text:p>0.532</text:p>
          </table:table-cell>
          <table:table-cell office:value-type="float" office:value="2386.06259" calcext:value-type="float">
            <text:p>2386.063</text:p>
          </table:table-cell>
          <table:table-cell office:value-type="float" office:value="2385.530106" calcext:value-type="float">
            <text:p>2385.530</text:p>
          </table:table-cell>
        </table:table-row>
        <table:table-row table:style-name="ro1">
          <table:table-cell/>
          <table:table-cell office:value-type="string" calcext:value-type="string">
            <text:p>AWS</text:p>
          </table:table-cell>
          <table:table-cell office:value-type="float" office:value="2.48347628490991" calcext:value-type="float">
            <text:p>2.483</text:p>
          </table:table-cell>
          <table:table-cell office:value-type="float" office:value="1.121895" calcext:value-type="float">
            <text:p>1.122</text:p>
          </table:table-cell>
          <table:table-cell office:value-type="float" office:value="6.592692" calcext:value-type="float">
            <text:p>6.593</text:p>
          </table:table-cell>
          <table:table-cell office:value-type="float" office:value="5.470797" calcext:value-type="float">
            <text:p>5.471</text:p>
          </table:table-cell>
        </table:table-row>
        <table:table-row table:style-name="ro1">
          <table:table-cell/>
          <table:table-cell office:value-type="string" calcext:value-type="string">
            <text:p>GCP</text:p>
          </table:table-cell>
          <table:table-cell office:value-type="float" office:value="6.70535235911252" calcext:value-type="float">
            <text:p>6.705</text:p>
          </table:table-cell>
          <table:table-cell office:value-type="float" office:value="1.843238" calcext:value-type="float">
            <text:p>1.843</text:p>
          </table:table-cell>
          <table:table-cell office:value-type="float" office:value="26.486061" calcext:value-type="float">
            <text:p>26.486</text:p>
          </table:table-cell>
          <table:table-cell office:value-type="float" office:value="24.642823" calcext:value-type="float">
            <text:p>24.643</text:p>
          </table:table-cell>
        </table:table-row>
        <table:table-row table:style-name="ro1">
          <table:table-cell/>
          <table:table-cell office:value-type="string" calcext:value-type="string">
            <text:p>Azure</text:p>
          </table:table-cell>
          <table:table-cell office:value-type="float" office:value="69.9637044914005" calcext:value-type="float">
            <text:p>69.964</text:p>
          </table:table-cell>
          <table:table-cell office:value-type="float" office:value="9.283264" calcext:value-type="float">
            <text:p>9.283</text:p>
          </table:table-cell>
          <table:table-cell office:value-type="float" office:value="114.79633" calcext:value-type="float">
            <text:p>114.796</text:p>
          </table:table-cell>
          <table:table-cell office:value-type="float" office:value="105.513066" calcext:value-type="float">
            <text:p>105.513</text:p>
          </table:table-cell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office:value-type="float" office:value="415.180696326296" calcext:value-type="float">
            <text:p>415.181</text:p>
          </table:table-cell>
          <table:table-cell office:value-type="float" office:value="1.271848" calcext:value-type="float">
            <text:p>1.272</text:p>
          </table:table-cell>
          <table:table-cell office:value-type="float" office:value="3801.251227" calcext:value-type="float">
            <text:p>3801.251</text:p>
          </table:table-cell>
          <table:table-cell office:value-type="float" office:value="3799.979379" calcext:value-type="float">
            <text:p>3799.979</text:p>
          </table:table-cell>
        </table:table-row>
        <table:table-row table:style-name="ro1">
          <table:table-cell/>
          <table:table-cell office:value-type="string" calcext:value-type="string">
            <text:p>AWS</text:p>
          </table:table-cell>
          <table:table-cell office:value-type="float" office:value="2.0191261607445" calcext:value-type="float">
            <text:p>2.019</text:p>
          </table:table-cell>
          <table:table-cell office:value-type="float" office:value="0.450185" calcext:value-type="float">
            <text:p>0.450</text:p>
          </table:table-cell>
          <table:table-cell office:value-type="float" office:value="4.845579" calcext:value-type="float">
            <text:p>4.846</text:p>
          </table:table-cell>
          <table:table-cell office:value-type="float" office:value="4.395394" calcext:value-type="float">
            <text:p>4.395</text:p>
          </table:table-cell>
        </table:table-row>
        <table:table-row table:style-name="ro1">
          <table:table-cell/>
          <table:table-cell office:value-type="string" calcext:value-type="string">
            <text:p>GCP</text:p>
          </table:table-cell>
          <table:table-cell office:value-type="float" office:value="4.94829093462333" calcext:value-type="float">
            <text:p>4.948</text:p>
          </table:table-cell>
          <table:table-cell office:value-type="float" office:value="0.661993" calcext:value-type="float">
            <text:p>0.662</text:p>
          </table:table-cell>
          <table:table-cell office:value-type="float" office:value="30.504275" calcext:value-type="float">
            <text:p>30.504</text:p>
          </table:table-cell>
          <table:table-cell office:value-type="float" office:value="29.842282" calcext:value-type="float">
            <text:p>29.842</text:p>
          </table:table-cell>
        </table:table-row>
        <table:table-row table:style-name="ro1">
          <table:table-cell/>
          <table:table-cell office:value-type="string" calcext:value-type="string">
            <text:p>Azure</text:p>
          </table:table-cell>
          <table:table-cell table:number-columns-repeated="4" table:style-name="Default" office:value-type="string" calcext:value-type="string">
            <text:p>N/A</text:p>
          </table:table-cell>
        </table:table-row>
      </table:table>
      <table:table table:name="avg_exec_time_cpu_portuguese_pondered" table:style-name="ta1">
        <table:shapes>
          <draw:frame draw:z-index="0" draw:style-name="gr1" draw:text-style-name="P1" svg:width="25cm" svg:height="15cm" svg:x="15.26cm" svg:y="2.523cm">
            <draw:object draw:notify-on-update-of-ranges="avg_exec_time_cpu_portuguese_pondered.B1:avg_exec_time_cpu_portuguese_pondered.B1 avg_exec_time_cpu_portuguese_pondered.B2:avg_exec_time_cpu_portuguese_pondered.B5 avg_exec_time_cpu_portuguese_pondered.I1:avg_exec_time_cpu_portuguese_pondered.I1 avg_exec_time_cpu_portuguese_pondered.I2:avg_exec_time_cpu_portuguese_pondered.I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1" table:default-cell-style-name="Default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1" table:visibility="collapse" table:default-cell-style-name="ce2"/>
        <table:table-column table:style-name="co1" table:visibility="collapse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Default" office:value-type="string" calcext:value-type="string">
            <text:p>Tempo médio das execuções bem sucedidas (s)</text:p>
          </table:table-cell>
          <table:table-cell table:style-name="Default" office:value-type="string" calcext:value-type="string">
            <text:p>Min Exec Time</text:p>
          </table:table-cell>
          <table:table-cell table:style-name="Default" office:value-type="string" calcext:value-type="string">
            <text:p>Max Exec Time</text:p>
          </table:table-cell>
          <table:table-cell table:style-name="Default" office:value-type="string" calcext:value-type="string">
            <text:p>Amplitude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Sucessfull</text:p>
          </table:table-cell>
          <table:table-cell office:value-type="string" calcext:value-type="string">
            <text:p>Tempo médio ponderado das execuções (s)</text:p>
          </table:table-cell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office:value-type="float" office:value="280.099849896667" calcext:value-type="float">
            <text:p>280.100</text:p>
          </table:table-cell>
          <table:table-cell office:value-type="float" office:value="1.127658" calcext:value-type="float">
            <text:p>1.128</text:p>
          </table:table-cell>
          <table:table-cell office:value-type="float" office:value="1321.866563" calcext:value-type="float">
            <text:p>1321.867</text:p>
          </table:table-cell>
          <table:table-cell office:value-type="float" office:value="1320.738905" calcext:value-type="float">
            <text:p>1320.739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2]*[.G2]/[.H2]" office:value-type="float" office:value="280.099849896667" calcext:value-type="float">
            <text:p>280.099849896667</text:p>
          </table:table-cell>
        </table:table-row>
        <table:table-row table:style-name="ro1">
          <table:table-cell/>
          <table:table-cell office:value-type="string" calcext:value-type="string">
            <text:p>AWS</text:p>
          </table:table-cell>
          <table:table-cell office:value-type="float" office:value="9.82603751126972" calcext:value-type="float">
            <text:p>9.826</text:p>
          </table:table-cell>
          <table:table-cell office:value-type="float" office:value="0.00000000982603751126972" calcext:value-type="float">
            <text:p>0.000</text:p>
          </table:table-cell>
          <table:table-cell office:value-type="float" office:value="22.656882" calcext:value-type="float">
            <text:p>22.657</text:p>
          </table:table-cell>
          <table:table-cell office:value-type="float" office:value="22.656881990174" calcext:value-type="float">
            <text:p>22.657</text:p>
          </table:table-cell>
          <table:table-cell office:value-type="float" office:value="5400" calcext:value-type="float">
            <text:p>5400</text:p>
          </table:table-cell>
          <table:table-cell office:value-type="float" office:value="5324" calcext:value-type="float">
            <text:p>5324</text:p>
          </table:table-cell>
          <table:table-cell table:formula="of:=[.C3]*[.G3]/[.H3]" office:value-type="float" office:value="9.96630401218191" calcext:value-type="float">
            <text:p>9.96630401218191</text:p>
          </table:table-cell>
        </table:table-row>
        <table:table-row table:style-name="ro1">
          <table:table-cell/>
          <table:table-cell office:value-type="string" calcext:value-type="string">
            <text:p>GCP</text:p>
          </table:table-cell>
          <table:table-cell office:value-type="float" office:value="16.0149468434783" calcext:value-type="float">
            <text:p>16.015</text:p>
          </table:table-cell>
          <table:table-cell office:value-type="float" office:value="2.000767" calcext:value-type="float">
            <text:p>2.001</text:p>
          </table:table-cell>
          <table:table-cell office:value-type="float" office:value="55.18417" calcext:value-type="float">
            <text:p>55.184</text:p>
          </table:table-cell>
          <table:table-cell office:value-type="float" office:value="53.183403" calcext:value-type="float">
            <text:p>53.183</text:p>
          </table:table-cell>
          <table:table-cell office:value-type="float" office:value="5400" calcext:value-type="float">
            <text:p>5400</text:p>
          </table:table-cell>
          <table:table-cell office:value-type="float" office:value="5291" calcext:value-type="float">
            <text:p>5291</text:p>
          </table:table-cell>
          <table:table-cell table:formula="of:=[.C4]*[.G4]/[.H4]" office:value-type="float" office:value="16.344871093325" calcext:value-type="float">
            <text:p>16.344871093325</text:p>
          </table:table-cell>
        </table:table-row>
        <table:table-row table:style-name="ro1">
          <table:table-cell/>
          <table:table-cell office:value-type="string" calcext:value-type="string">
            <text:p>Azure</text:p>
          </table:table-cell>
          <table:table-cell office:value-type="float" office:value="58.7588160785288" calcext:value-type="float">
            <text:p>58.759</text:p>
          </table:table-cell>
          <table:table-cell office:value-type="float" office:value="6.325185" calcext:value-type="float">
            <text:p>6.325</text:p>
          </table:table-cell>
          <table:table-cell office:value-type="float" office:value="120.149658" calcext:value-type="float">
            <text:p>120.150</text:p>
          </table:table-cell>
          <table:table-cell office:value-type="float" office:value="113.824473" calcext:value-type="float">
            <text:p>113.824</text:p>
          </table:table-cell>
          <table:table-cell office:value-type="float" office:value="5400" calcext:value-type="float">
            <text:p>5400</text:p>
          </table:table-cell>
          <table:table-cell office:value-type="float" office:value="2012" calcext:value-type="float">
            <text:p>2012</text:p>
          </table:table-cell>
          <table:table-cell table:formula="of:=[.C5]*[.G5]/[.H5]" office:value-type="float" office:value="157.702587884719" calcext:value-type="float">
            <text:p>157.702587884719</text:p>
          </table:table-cell>
        </table:table-row>
        <table:table-row table:style-name="ro1" table:visibility="collapse">
          <table:table-cell/>
          <table:table-cell office:value-type="string" calcext:value-type="string">
            <text:p>Local</text:p>
          </table:table-cell>
          <table:table-cell office:value-type="float" office:value="388.521452951481" calcext:value-type="float">
            <text:p>388.521</text:p>
          </table:table-cell>
          <table:table-cell office:value-type="float" office:value="0.532484" calcext:value-type="float">
            <text:p>0.532</text:p>
          </table:table-cell>
          <table:table-cell office:value-type="float" office:value="2386.06259" calcext:value-type="float">
            <text:p>2386.063</text:p>
          </table:table-cell>
          <table:table-cell office:value-type="float" office:value="2385.530106" calcext:value-type="float">
            <text:p>2385.530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AWS</text:p>
          </table:table-cell>
          <table:table-cell office:value-type="float" office:value="2.48347628490991" calcext:value-type="float">
            <text:p>2.483</text:p>
          </table:table-cell>
          <table:table-cell office:value-type="float" office:value="1.121895" calcext:value-type="float">
            <text:p>1.122</text:p>
          </table:table-cell>
          <table:table-cell office:value-type="float" office:value="6.592692" calcext:value-type="float">
            <text:p>6.593</text:p>
          </table:table-cell>
          <table:table-cell office:value-type="float" office:value="5.470797" calcext:value-type="float">
            <text:p>5.471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GCP</text:p>
          </table:table-cell>
          <table:table-cell office:value-type="float" office:value="6.70535235911252" calcext:value-type="float">
            <text:p>6.705</text:p>
          </table:table-cell>
          <table:table-cell office:value-type="float" office:value="1.843238" calcext:value-type="float">
            <text:p>1.843</text:p>
          </table:table-cell>
          <table:table-cell office:value-type="float" office:value="26.486061" calcext:value-type="float">
            <text:p>26.486</text:p>
          </table:table-cell>
          <table:table-cell office:value-type="float" office:value="24.642823" calcext:value-type="float">
            <text:p>24.643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Azure</text:p>
          </table:table-cell>
          <table:table-cell office:value-type="float" office:value="69.9637044914005" calcext:value-type="float">
            <text:p>69.964</text:p>
          </table:table-cell>
          <table:table-cell office:value-type="float" office:value="9.283264" calcext:value-type="float">
            <text:p>9.283</text:p>
          </table:table-cell>
          <table:table-cell office:value-type="float" office:value="114.79633" calcext:value-type="float">
            <text:p>114.796</text:p>
          </table:table-cell>
          <table:table-cell office:value-type="float" office:value="105.513066" calcext:value-type="float">
            <text:p>105.513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Local</text:p>
          </table:table-cell>
          <table:table-cell office:value-type="float" office:value="415.180696326296" calcext:value-type="float">
            <text:p>415.181</text:p>
          </table:table-cell>
          <table:table-cell office:value-type="float" office:value="1.271848" calcext:value-type="float">
            <text:p>1.272</text:p>
          </table:table-cell>
          <table:table-cell office:value-type="float" office:value="3801.251227" calcext:value-type="float">
            <text:p>3801.251</text:p>
          </table:table-cell>
          <table:table-cell office:value-type="float" office:value="3799.979379" calcext:value-type="float">
            <text:p>3799.979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AWS</text:p>
          </table:table-cell>
          <table:table-cell office:value-type="float" office:value="2.0191261607445" calcext:value-type="float">
            <text:p>2.019</text:p>
          </table:table-cell>
          <table:table-cell office:value-type="float" office:value="0.450185" calcext:value-type="float">
            <text:p>0.450</text:p>
          </table:table-cell>
          <table:table-cell office:value-type="float" office:value="4.845579" calcext:value-type="float">
            <text:p>4.846</text:p>
          </table:table-cell>
          <table:table-cell office:value-type="float" office:value="4.395394" calcext:value-type="float">
            <text:p>4.395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GCP</text:p>
          </table:table-cell>
          <table:table-cell office:value-type="float" office:value="4.94829093462333" calcext:value-type="float">
            <text:p>4.948</text:p>
          </table:table-cell>
          <table:table-cell office:value-type="float" office:value="0.661993" calcext:value-type="float">
            <text:p>0.662</text:p>
          </table:table-cell>
          <table:table-cell office:value-type="float" office:value="30.504275" calcext:value-type="float">
            <text:p>30.504</text:p>
          </table:table-cell>
          <table:table-cell office:value-type="float" office:value="29.842282" calcext:value-type="float">
            <text:p>29.842</text:p>
          </table:table-cell>
          <table:table-cell table:number-columns-repeated="3"/>
        </table:table-row>
        <table:table-row table:style-name="ro1" table:visibility="collapse">
          <table:table-cell/>
          <table:table-cell office:value-type="string" calcext:value-type="string">
            <text:p>Azure</text:p>
          </table:table-cell>
          <table:table-cell table:number-columns-repeated="4" table:style-name="Default" office:value-type="string" calcext:value-type="string">
            <text:p>N/A</text:p>
          </table:table-cell>
          <table:table-cell table:number-columns-repeated="3"/>
        </table:table-row>
      </table:table>
      <table:table table:name="avg_exec_time_mem" table:style-name="ta1">
        <table:shapes>
          <draw:frame draw:z-index="0" draw:style-name="gr1" draw:text-style-name="P1" svg:width="25cm" svg:height="15cm" svg:x="11.727cm" svg:y="1.195cm">
            <draw:object draw:notify-on-update-of-ranges="avg_exec_time_mem.A2:avg_exec_time_mem.B5 avg_exec_time_mem.C1:avg_exec_time_mem.C1 avg_exec_time_mem.C2:avg_exec_time_mem.C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Default" office:value-type="string" calcext:value-type="string">
            <text:p>Average execution time (s)</text:p>
          </table:table-cell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office:value-type="float" office:value="388.521452951481" calcext:value-type="float">
            <text:p>388.521</text:p>
          </table:table-cell>
        </table:table-row>
        <table:table-row table:style-name="ro1">
          <table:table-cell/>
          <table:table-cell office:value-type="string" calcext:value-type="string">
            <text:p>AWS</text:p>
          </table:table-cell>
          <table:table-cell office:value-type="float" office:value="2.48347628490991" calcext:value-type="float">
            <text:p>2.483</text:p>
          </table:table-cell>
        </table:table-row>
        <table:table-row table:style-name="ro1">
          <table:table-cell/>
          <table:table-cell office:value-type="string" calcext:value-type="string">
            <text:p>GCP</text:p>
          </table:table-cell>
          <table:table-cell office:value-type="float" office:value="6.70535235911252" calcext:value-type="float">
            <text:p>6.705</text:p>
          </table:table-cell>
        </table:table-row>
        <table:table-row table:style-name="ro1">
          <table:table-cell/>
          <table:table-cell office:value-type="string" calcext:value-type="string">
            <text:p>Azure</text:p>
          </table:table-cell>
          <table:table-cell office:value-type="float" office:value="69.9637044914005" calcext:value-type="float">
            <text:p>69.964</text:p>
          </table:table-cell>
        </table:table-row>
      </table:table>
      <table:table table:name="avg_exec_time_mem_portuguese" table:style-name="ta1">
        <table:shapes>
          <draw:frame draw:z-index="0" draw:style-name="gr1" draw:text-style-name="P1" svg:width="24.995cm" svg:height="15.007cm" svg:x="11.92cm" svg:y="2.497cm">
            <draw:object draw:notify-on-update-of-ranges="avg_exec_time_mem_portuguese.A2:avg_exec_time_mem_portuguese.B5 avg_exec_time_mem_portuguese.C1:avg_exec_time_mem_portuguese.C1 avg_exec_time_mem_portuguese.C2:avg_exec_time_mem_portuguese.C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Default" office:value-type="string" calcext:value-type="string">
            <text:p>Tempo médio das execuções bem sucedidas (s)</text:p>
          </table:table-cell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office:value-type="float" office:value="388.521452951481" calcext:value-type="float">
            <text:p>388.521</text:p>
          </table:table-cell>
        </table:table-row>
        <table:table-row table:style-name="ro1">
          <table:table-cell/>
          <table:table-cell office:value-type="string" calcext:value-type="string">
            <text:p>AWS</text:p>
          </table:table-cell>
          <table:table-cell office:value-type="float" office:value="2.48347628490991" calcext:value-type="float">
            <text:p>2.483</text:p>
          </table:table-cell>
        </table:table-row>
        <table:table-row table:style-name="ro1">
          <table:table-cell/>
          <table:table-cell office:value-type="string" calcext:value-type="string">
            <text:p>GCP</text:p>
          </table:table-cell>
          <table:table-cell office:value-type="float" office:value="6.70535235911252" calcext:value-type="float">
            <text:p>6.705</text:p>
          </table:table-cell>
        </table:table-row>
        <table:table-row table:style-name="ro1">
          <table:table-cell/>
          <table:table-cell office:value-type="string" calcext:value-type="string">
            <text:p>Azure</text:p>
          </table:table-cell>
          <table:table-cell office:value-type="float" office:value="69.9637044914005" calcext:value-type="float">
            <text:p>69.964</text:p>
          </table:table-cell>
        </table:table-row>
      </table:table>
      <table:table table:name="avg_exec_time_mem_portuguese_pondered" table:style-name="ta1">
        <table:shapes>
          <draw:frame draw:z-index="0" draw:style-name="gr1" draw:text-style-name="P1" svg:width="25cm" svg:height="15cm" svg:x="14.391cm" svg:y="2.039cm">
            <draw:object draw:notify-on-update-of-ranges="avg_exec_time_mem_portuguese_pondered.B1:avg_exec_time_mem_portuguese_pondered.B1 avg_exec_time_mem_portuguese_pondered.B2:avg_exec_time_mem_portuguese_pondered.B5 avg_exec_time_mem_portuguese_pondered.F1:avg_exec_time_mem_portuguese_pondered.F1 avg_exec_time_mem_portuguese_pondered.F2:avg_exec_time_mem_portuguese_pondered.F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visibility="collapse" table:default-cell-style-name="ce2"/>
        <table:table-column table:style-name="co1" table:visibility="collapse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edor</text:p>
          </table:table-cell>
          <table:table-cell table:style-name="Default" office:value-type="string" calcext:value-type="string">
            <text:p>Tempo médio das execuções bem sucedidas (s)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Sucessfull</text:p>
          </table:table-cell>
          <table:table-cell office:value-type="string" calcext:value-type="string">
            <text:p>Tempo médio ponderado das execuções (s)</text:p>
          </table:table-cell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office:value-type="float" office:value="388.521452951481" calcext:value-type="float">
            <text:p>388.521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2]*[.D2]/[.E2]" office:value-type="float" office:value="388.521452951481" calcext:value-type="float">
            <text:p>388.521452951481</text:p>
          </table:table-cell>
        </table:table-row>
        <table:table-row table:style-name="ro1">
          <table:table-cell/>
          <table:table-cell office:value-type="string" calcext:value-type="string">
            <text:p>AWS</text:p>
          </table:table-cell>
          <table:table-cell office:value-type="float" office:value="2.48347628490991" calcext:value-type="float">
            <text:p>2.483</text:p>
          </table:table-cell>
          <table:table-cell office:value-type="float" office:value="5400" calcext:value-type="float">
            <text:p>5400</text:p>
          </table:table-cell>
          <table:table-cell office:value-type="float" office:value="3552" calcext:value-type="float">
            <text:p>3552</text:p>
          </table:table-cell>
          <table:table-cell table:formula="of:=[.C3]*[.D3]/[.E3]" office:value-type="float" office:value="3.7755551628698" calcext:value-type="float">
            <text:p>3.7755551628698</text:p>
          </table:table-cell>
        </table:table-row>
        <table:table-row table:style-name="ro1">
          <table:table-cell/>
          <table:table-cell office:value-type="string" calcext:value-type="string">
            <text:p>GCP</text:p>
          </table:table-cell>
          <table:table-cell office:value-type="float" office:value="6.70535235911252" calcext:value-type="float">
            <text:p>6.705</text:p>
          </table:table-cell>
          <table:table-cell office:value-type="float" office:value="5400" calcext:value-type="float">
            <text:p>5400</text:p>
          </table:table-cell>
          <table:table-cell office:value-type="float" office:value="3155" calcext:value-type="float">
            <text:p>3155</text:p>
          </table:table-cell>
          <table:table-cell table:formula="of:=[.C4]*[.D4]/[.E4]" office:value-type="float" office:value="11.4766728174985" calcext:value-type="float">
            <text:p>11.4766728174985</text:p>
          </table:table-cell>
        </table:table-row>
        <table:table-row table:style-name="ro1">
          <table:table-cell/>
          <table:table-cell office:value-type="string" calcext:value-type="string">
            <text:p>Azure</text:p>
          </table:table-cell>
          <table:table-cell office:value-type="float" office:value="69.9637044914005" calcext:value-type="float">
            <text:p>69.964</text:p>
          </table:table-cell>
          <table:table-cell office:value-type="float" office:value="5400" calcext:value-type="float">
            <text:p>5400</text:p>
          </table:table-cell>
          <table:table-cell office:value-type="float" office:value="1628" calcext:value-type="float">
            <text:p>1628</text:p>
          </table:table-cell>
          <table:table-cell table:formula="of:=[.C5]*[.D5]/[.E5]" office:value-type="float" office:value="232.066341679093" calcext:value-type="float">
            <text:p>232.066341679093</text:p>
          </table:table-cell>
        </table:table-row>
      </table:table>
      <table:table table:name="avg_exec_time_io" table:style-name="ta1">
        <table:shapes>
          <draw:frame draw:z-index="0" draw:style-name="gr1" draw:text-style-name="P1" svg:width="25cm" svg:height="15cm" svg:x="8.846cm" svg:y="0.79cm">
            <draw:object draw:notify-on-update-of-ranges="avg_exec_time_io.A2:avg_exec_time_io.B5 avg_exec_time_io.C1:avg_exec_time_io.C1 avg_exec_time_io.C2:avg_exec_time_io.C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Default" office:value-type="string" calcext:value-type="string">
            <text:p>Average execution time (s)</text:p>
          </table:table-cell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office:value-type="float" office:value="415.180696326296" calcext:value-type="float">
            <text:p>415.181</text:p>
          </table:table-cell>
        </table:table-row>
        <table:table-row table:style-name="ro1">
          <table:table-cell/>
          <table:table-cell office:value-type="string" calcext:value-type="string">
            <text:p>AWS</text:p>
          </table:table-cell>
          <table:table-cell office:value-type="float" office:value="2.0191261607445" calcext:value-type="float">
            <text:p>2.019</text:p>
          </table:table-cell>
        </table:table-row>
        <table:table-row table:style-name="ro1">
          <table:table-cell/>
          <table:table-cell office:value-type="string" calcext:value-type="string">
            <text:p>GCP</text:p>
          </table:table-cell>
          <table:table-cell office:value-type="float" office:value="4.94829093462333" calcext:value-type="float">
            <text:p>4.948</text:p>
          </table:table-cell>
        </table:table-row>
        <table:table-row table:style-name="ro1">
          <table:table-cell/>
          <table:table-cell office:value-type="string" calcext:value-type="string">
            <text:p>Azure</text:p>
          </table:table-cell>
          <table:table-cell table:style-name="Default" office:value-type="string" calcext:value-type="string">
            <text:p>N/A</text:p>
          </table:table-cell>
        </table:table-row>
      </table:table>
      <table:table table:name="avg_exec_time_io_portuguese" table:style-name="ta1">
        <table:shapes>
          <draw:frame draw:z-index="0" draw:style-name="gr1" draw:text-style-name="P1" svg:width="25cm" svg:height="15cm" svg:x="13.059cm" svg:y="1.428cm">
            <draw:object draw:notify-on-update-of-ranges="avg_exec_time_io_portuguese.A2:avg_exec_time_io_portuguese.B5 avg_exec_time_io_portuguese.C1:avg_exec_time_io_portuguese.C1 avg_exec_time_io_portuguese.C2:avg_exec_time_io_portuguese.C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Default" office:value-type="string" calcext:value-type="string">
            <text:p>Tempo médio das execuções bem sucedidas (s)</text:p>
          </table:table-cell>
        </table:table-row>
        <table:table-row table:style-name="ro1">
          <table:table-cell/>
          <table:table-cell office:value-type="string" calcext:value-type="string">
            <text:p>Local</text:p>
          </table:table-cell>
          <table:table-cell office:value-type="float" office:value="415.180696326296" calcext:value-type="float">
            <text:p>415.181</text:p>
          </table:table-cell>
        </table:table-row>
        <table:table-row table:style-name="ro1">
          <table:table-cell/>
          <table:table-cell office:value-type="string" calcext:value-type="string">
            <text:p>AWS</text:p>
          </table:table-cell>
          <table:table-cell office:value-type="float" office:value="2.0191261607445" calcext:value-type="float">
            <text:p>2.019</text:p>
          </table:table-cell>
        </table:table-row>
        <table:table-row table:style-name="ro1">
          <table:table-cell/>
          <table:table-cell office:value-type="string" calcext:value-type="string">
            <text:p>GCP</text:p>
          </table:table-cell>
          <table:table-cell office:value-type="float" office:value="4.94829093462333" calcext:value-type="float">
            <text:p>4.948</text:p>
          </table:table-cell>
        </table:table-row>
        <table:table-row table:style-name="ro1">
          <table:table-cell/>
          <table:table-cell office:value-type="string" calcext:value-type="string">
            <text:p>Azure</text:p>
          </table:table-cell>
          <table:table-cell table:style-name="Default" office:value-type="string" calcext:value-type="string">
            <text:p>N/A</text:p>
          </table:table-cell>
        </table:table-row>
      </table:table>
      <table:table table:name="min_max_providers" table:style-name="ta1">
        <table:shapes>
          <draw:frame draw:z-index="0" draw:style-name="gr1" draw:text-style-name="P1" svg:width="27.038cm" svg:height="15.007cm" svg:x="18.292cm" svg:y="0.372cm">
            <draw:object draw:notify-on-update-of-ranges="min_max_providers.A2:min_max_providers.B12 min_max_providers.C1:min_max_providers.C1 min_max_providers.C2:min_max_providers.C12 min_max_providers.D1:min_max_providers.D1 min_max_providers.D2:min_max_providers.D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ce5"/>
        <table:table-column table:style-name="co8" table:default-cell-style-name="ce5"/>
        <table:table-column table:style-name="co1" table:default-cell-style-name="ce5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Default" office:value-type="string" calcext:value-type="string">
            <text:p>Minimal</text:p>
          </table:table-cell>
          <table:table-cell table:style-name="Default" office:value-type="string" calcext:value-type="string">
            <text:p>Maximal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table:style-name="ce2" office:value-type="float" office:value="0.450185" calcext:value-type="float">
            <text:p>0.450</text:p>
          </table:table-cell>
          <table:table-cell table:style-name="ce2" office:value-type="float" office:value="4.845579" calcext:value-type="float">
            <text:p>4.846</text:p>
          </table:table-cell>
          <table:table-cell table:style-name="ce2" office:value-type="float" office:value="4.395394" calcext:value-type="float">
            <text:p>4.395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1.121" calcext:value-type="float">
            <text:p>1.1</text:p>
          </table:table-cell>
          <table:table-cell office:value-type="float" office:value="6.5" calcext:value-type="float">
            <text:p>6.5</text:p>
          </table:table-cell>
          <table:table-cell office:value-type="float" office:value="5.470797" calcext:value-type="float">
            <text:p>5.5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0.00000000982603751126972" calcext:value-type="float">
            <text:p>0.0</text:p>
          </table:table-cell>
          <table:table-cell office:value-type="float" office:value="22.656882" calcext:value-type="float">
            <text:p>22.7</text:p>
          </table:table-cell>
          <table:table-cell office:value-type="float" office:value="22.656881990174" calcext:value-type="float">
            <text:p>22.7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1.843238" calcext:value-type="float">
            <text:p>1.8</text:p>
          </table:table-cell>
          <table:table-cell office:value-type="float" office:value="26.486061" calcext:value-type="float">
            <text:p>26.5</text:p>
          </table:table-cell>
          <table:table-cell office:value-type="float" office:value="24.642823" calcext:value-type="float">
            <text:p>24.6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0.661993" calcext:value-type="float">
            <text:p>0.7</text:p>
          </table:table-cell>
          <table:table-cell office:value-type="float" office:value="30.504275" calcext:value-type="float">
            <text:p>30.5</text:p>
          </table:table-cell>
          <table:table-cell office:value-type="float" office:value="29.842282" calcext:value-type="float">
            <text:p>29.8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2.000767" calcext:value-type="float">
            <text:p>2.0</text:p>
          </table:table-cell>
          <table:table-cell office:value-type="float" office:value="55.18417" calcext:value-type="float">
            <text:p>55.2</text:p>
          </table:table-cell>
          <table:table-cell office:value-type="float" office:value="53.183403" calcext:value-type="float">
            <text:p>53.2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9.283264" calcext:value-type="float">
            <text:p>9.3</text:p>
          </table:table-cell>
          <table:table-cell office:value-type="float" office:value="114.79633" calcext:value-type="float">
            <text:p>114.8</text:p>
          </table:table-cell>
          <table:table-cell office:value-type="float" office:value="105.513066" calcext:value-type="float">
            <text:p>105.5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6.325185" calcext:value-type="float">
            <text:p>6.3</text:p>
          </table:table-cell>
          <table:table-cell office:value-type="float" office:value="120.149658" calcext:value-type="float">
            <text:p>120.1</text:p>
          </table:table-cell>
          <table:table-cell office:value-type="float" office:value="113.824473" calcext:value-type="float">
            <text:p>113.8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office:value-type="float" office:value="1.127658" calcext:value-type="float">
            <text:p>1.1</text:p>
          </table:table-cell>
          <table:table-cell office:value-type="float" office:value="1321.866563" calcext:value-type="float">
            <text:p>1321.9</text:p>
          </table:table-cell>
          <table:table-cell office:value-type="float" office:value="1320.738905" calcext:value-type="float">
            <text:p>1320.7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office:value-type="float" office:value="0.532484" calcext:value-type="float">
            <text:p>0.5</text:p>
          </table:table-cell>
          <table:table-cell office:value-type="float" office:value="2386.06259" calcext:value-type="float">
            <text:p>2386.1</text:p>
          </table:table-cell>
          <table:table-cell office:value-type="float" office:value="2385.530106" calcext:value-type="float">
            <text:p>2385.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office:value-type="float" office:value="1.271848" calcext:value-type="float">
            <text:p>1.3</text:p>
          </table:table-cell>
          <table:table-cell office:value-type="float" office:value="3801.251227" calcext:value-type="float">
            <text:p>3801.3</text:p>
          </table:table-cell>
          <table:table-cell office:value-type="float" office:value="3799.979379" calcext:value-type="float">
            <text:p>3800.0</text:p>
          </table:table-cell>
        </table:table-row>
      </table:table>
      <table:table table:name="min_max_providers_portuguese" table:style-name="ta1">
        <table:shapes>
          <draw:frame draw:z-index="0" draw:style-name="gr1" draw:text-style-name="P1" svg:width="25cm" svg:height="15cm" svg:x="18.294cm" svg:y="0.373cm">
            <draw:object draw:notify-on-update-of-ranges="min_max_providers_portuguese.A2:min_max_providers_portuguese.B12 min_max_providers_portuguese.C1:min_max_providers_portuguese.C1 min_max_providers_portuguese.C2:min_max_providers_portuguese.C12 min_max_providers_portuguese.D1:min_max_providers_portuguese.D1 min_max_providers_portuguese.D2:min_max_providers_portuguese.D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ce5"/>
        <table:table-column table:style-name="co8" table:default-cell-style-name="ce5"/>
        <table:table-column table:style-name="co1" table:default-cell-style-name="ce5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Default" office:value-type="string" calcext:value-type="string">
            <text:p>Menor Tempo de Execução</text:p>
          </table:table-cell>
          <table:table-cell table:style-name="Default" office:value-type="string" calcext:value-type="string">
            <text:p>Maior Tempo de Execução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table:style-name="ce2" office:value-type="float" office:value="0.450185" calcext:value-type="float">
            <text:p>0.450</text:p>
          </table:table-cell>
          <table:table-cell table:style-name="ce2" office:value-type="float" office:value="4.845579" calcext:value-type="float">
            <text:p>4.846</text:p>
          </table:table-cell>
          <table:table-cell table:style-name="ce2" office:value-type="float" office:value="4.395394" calcext:value-type="float">
            <text:p>4.395</text:p>
          </table:table-cell>
        </table:table-row>
        <table:table-row table:style-name="ro1">
          <table:table-cell office:value-type="string" calcext:value-type="string">
            <text:p>Mem.</text:p>
          </table:table-cell>
          <table:table-cell office:value-type="string" calcext:value-type="string">
            <text:p>AWS</text:p>
          </table:table-cell>
          <table:table-cell office:value-type="float" office:value="1.121" calcext:value-type="float">
            <text:p>1.1</text:p>
          </table:table-cell>
          <table:table-cell office:value-type="float" office:value="6.5" calcext:value-type="float">
            <text:p>6.5</text:p>
          </table:table-cell>
          <table:table-cell office:value-type="float" office:value="5.470797" calcext:value-type="float">
            <text:p>5.5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0.00000000982603751126972" calcext:value-type="float">
            <text:p>0.0</text:p>
          </table:table-cell>
          <table:table-cell office:value-type="float" office:value="22.656882" calcext:value-type="float">
            <text:p>22.7</text:p>
          </table:table-cell>
          <table:table-cell office:value-type="float" office:value="22.656881990174" calcext:value-type="float">
            <text:p>22.7</text:p>
          </table:table-cell>
        </table:table-row>
        <table:table-row table:style-name="ro1">
          <table:table-cell office:value-type="string" calcext:value-type="string">
            <text:p>Mem.</text:p>
          </table:table-cell>
          <table:table-cell office:value-type="string" calcext:value-type="string">
            <text:p>GCP</text:p>
          </table:table-cell>
          <table:table-cell office:value-type="float" office:value="1.843238" calcext:value-type="float">
            <text:p>1.8</text:p>
          </table:table-cell>
          <table:table-cell office:value-type="float" office:value="26.486061" calcext:value-type="float">
            <text:p>26.5</text:p>
          </table:table-cell>
          <table:table-cell office:value-type="float" office:value="24.642823" calcext:value-type="float">
            <text:p>24.6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0.661993" calcext:value-type="float">
            <text:p>0.7</text:p>
          </table:table-cell>
          <table:table-cell office:value-type="float" office:value="30.504275" calcext:value-type="float">
            <text:p>30.5</text:p>
          </table:table-cell>
          <table:table-cell office:value-type="float" office:value="29.842282" calcext:value-type="float">
            <text:p>29.8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2.000767" calcext:value-type="float">
            <text:p>2.0</text:p>
          </table:table-cell>
          <table:table-cell office:value-type="float" office:value="55.18417" calcext:value-type="float">
            <text:p>55.2</text:p>
          </table:table-cell>
          <table:table-cell office:value-type="float" office:value="53.183403" calcext:value-type="float">
            <text:p>53.2</text:p>
          </table:table-cell>
        </table:table-row>
        <table:table-row table:style-name="ro1">
          <table:table-cell office:value-type="string" calcext:value-type="string">
            <text:p>Mem.</text:p>
          </table:table-cell>
          <table:table-cell office:value-type="string" calcext:value-type="string">
            <text:p>Azure</text:p>
          </table:table-cell>
          <table:table-cell office:value-type="float" office:value="9.283264" calcext:value-type="float">
            <text:p>9.3</text:p>
          </table:table-cell>
          <table:table-cell office:value-type="float" office:value="114.79633" calcext:value-type="float">
            <text:p>114.8</text:p>
          </table:table-cell>
          <table:table-cell office:value-type="float" office:value="105.513066" calcext:value-type="float">
            <text:p>105.5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6.325185" calcext:value-type="float">
            <text:p>6.3</text:p>
          </table:table-cell>
          <table:table-cell office:value-type="float" office:value="120.149658" calcext:value-type="float">
            <text:p>120.1</text:p>
          </table:table-cell>
          <table:table-cell office:value-type="float" office:value="113.824473" calcext:value-type="float">
            <text:p>113.8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office:value-type="float" office:value="1.127658" calcext:value-type="float">
            <text:p>1.1</text:p>
          </table:table-cell>
          <table:table-cell office:value-type="float" office:value="1321.866563" calcext:value-type="float">
            <text:p>1321.9</text:p>
          </table:table-cell>
          <table:table-cell office:value-type="float" office:value="1320.738905" calcext:value-type="float">
            <text:p>1320.7</text:p>
          </table:table-cell>
        </table:table-row>
        <table:table-row table:style-name="ro1">
          <table:table-cell office:value-type="string" calcext:value-type="string">
            <text:p>Mem.</text:p>
          </table:table-cell>
          <table:table-cell office:value-type="string" calcext:value-type="string">
            <text:p>Local</text:p>
          </table:table-cell>
          <table:table-cell office:value-type="float" office:value="0.532484" calcext:value-type="float">
            <text:p>0.5</text:p>
          </table:table-cell>
          <table:table-cell office:value-type="float" office:value="2386.06259" calcext:value-type="float">
            <text:p>2386.1</text:p>
          </table:table-cell>
          <table:table-cell office:value-type="float" office:value="2385.530106" calcext:value-type="float">
            <text:p>2385.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office:value-type="float" office:value="1.271848" calcext:value-type="float">
            <text:p>1.3</text:p>
          </table:table-cell>
          <table:table-cell office:value-type="float" office:value="3801.251227" calcext:value-type="float">
            <text:p>3801.3</text:p>
          </table:table-cell>
          <table:table-cell office:value-type="float" office:value="3799.979379" calcext:value-type="float">
            <text:p>3800.0</text:p>
          </table:table-cell>
        </table:table-row>
      </table:table>
      <table:named-expressions/>
      <table:database-ranges>
        <table:database-range table:name="__Anonymous_Sheet_DB__0" table:target-range-address="Reliability.A1:Reliability.F13">
          <table:sort>
            <table:sort-by table:field-number="1" table:data-type="automatic"/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2" table:target-range-address="Reliability_portuguese.A1:Reliability_portuguese.F13">
          <table:sort>
            <table:sort-by table:field-number="1" table:data-type="automatic"/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4" table:target-range-address="General_3.A15:General_3.F27">
          <table:sort>
            <table:sort-by table:field-number="1" table:data-type="automatic"/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6" table:target-range-address="avg_exec_time_cpu.A15:avg_exec_time_cpu.B27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7" table:target-range-address="avg_exec_time_cpu_portuguese.A15:avg_exec_time_cpu_portuguese.B27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8" table:target-range-address="avg_exec_time_cpu_portuguese_pondered.A15:avg_exec_time_cpu_portuguese_pondered.B27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9" table:target-range-address="avg_exec_time_mem.A7:avg_exec_time_mem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0" table:target-range-address="avg_exec_time_mem_portuguese.A7:avg_exec_time_mem_portuguese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1" table:target-range-address="avg_exec_time_mem_portuguese_pondered.A7:avg_exec_time_mem_portuguese_pondered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2" table:target-range-address="avg_exec_time_io.A7:avg_exec_time_io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3" table:target-range-address="avg_exec_time_io_portuguese.A7:avg_exec_time_io_portuguese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4" table:target-range-address="min_max_providers.A1:min_max_providers.E12">
          <table:sort>
            <table:sort-by table:field-number="3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5" table:target-range-address="min_max_providers_portuguese.A1:min_max_providers_portuguese.E12">
          <table:sort>
            <table:sort-by table:field-number="3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1" loext:min-decimal-places="11" number:min-integer-digits="1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 number:title="User-defined">
      <number:number number:decimal-places="3" loext:min-decimal-places="3" number:min-integer-digits="1"/>
    </number:number-style>
    <number:number-style style:name="N142" number:title="User-defined">
      <number:number number:decimal-places="1" loext:min-decimal-places="1" number:min-integer-digits="1"/>
    </number:number-style>
    <number:number-style style:name="N143">
      <number:number number:decimal-places="0" loext:min-decimal-places="0" number:min-integer-digits="4" number:grouping="true"/>
    </number:number-style>
    <number:number-style style:name="N144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2:58:26.709280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17:32.875001488</meta:creation-date>
    <dc:date>2020-11-13T13:17:53.547891736</dc:date>
    <meta:editing-duration>P1DT8H21M35S</meta:editing-duration>
    <meta:editing-cycles>41</meta:editing-cycles>
    <meta:generator>LibreOffice/6.4.5.2$Linux_X86_64 LibreOffice_project/40$Build-2</meta:generator>
    <meta:document-statistic meta:table-count="16" meta:cell-count="1108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5983b0" dr3d:edge-rounding="5%"/>
      <style:text-properties fo:font-size="10pt" style:font-size-asian="10pt" style:font-size-complex="10pt"/>
    </style:style>
    <style:style style:name="ch10" style:family="chart">
      <style:chart-properties chart:solid-type="cuboid" chart:link-data-style-to-source="false" chart:data-label-number="value" chart:data-label-text="false" chart:data-label-symbol="false" chart:label-position="inside" style:rotation-angle="90"/>
      <style:text-properties fo:font-size="14pt"/>
    </style:style>
    <style:style style:name="ch11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729fcf" dr3d:edge-rounding="5%"/>
      <style:text-properties fo:font-size="14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b4c7dc" dr3d:edge-rounding="5%"/>
      <style:text-properties fo:font-size="14pt" style:font-size-asian="10pt" style:font-size-complex="10pt"/>
    </style:style>
    <style:style style:name="ch14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3faf46" dr3d:edge-rounding="5%"/>
      <style:text-properties fo:font-size="14pt" style:font-size-asian="10pt" style:font-size-complex="10pt"/>
    </style:style>
    <style:style style:name="ch15" style:family="chart" style:data-style-name="N11">
      <style:chart-properties chart:link-data-style-to-source="false" chart:data-label-number="value" chart:data-label-text="false" chart:data-label-symbol="false" chart:label-position="near-origin"/>
      <style:graphic-properties draw:stroke="none" draw:fill-color="#4a8c52" dr3d:edge-rounding="5%"/>
      <style:text-properties fo:font-size="14pt" fo:font-weight="bold" style:font-size-asian="10pt" style:font-size-complex="10pt"/>
    </style:style>
    <style:style style:name="ch16" style:family="chart">
      <style:chart-properties chart:solid-type="cuboid" style:rotation-angle="90"/>
    </style:style>
    <style:style style:name="ch17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7fd17e" dr3d:edge-rounding="5%"/>
      <style:text-properties fo:font-size="14pt" style:font-size-asian="10pt" style:font-size-complex="10pt"/>
    </style:style>
    <style:style style:name="ch18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3838" dr3d:edge-rounding="5%"/>
      <style:text-properties fo:font-size="14pt" style:font-size-asian="10pt" style:font-size-complex="10pt"/>
    </style:style>
    <style:style style:name="ch19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6d6d" dr3d:edge-rounding="5%"/>
      <style:text-properties fo:font-size="14pt" style:font-size-asian="10pt" style:font-size-complex="10pt"/>
    </style:style>
    <style:style style:name="ch20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aa95" dr3d:edge-rounding="5%"/>
      <style:text-properties fo:font-size="14pt" style:font-size-asian="10pt" style:font-size-complex="10pt"/>
    </style:style>
    <style:style style:name="ch21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999999" dr3d:edge-rounding="5%"/>
      <style:text-properties fo:font-size="14pt" style:font-size-asian="10pt" style:font-size-complex="10pt"/>
    </style:style>
    <style:style style:name="ch22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cccccc" dr3d:edge-rounding="5%"/>
      <style:text-properties fo:font-size="14pt" style:font-size-asian="10pt" style:font-size-complex="10pt"/>
    </style:style>
    <style:style style:name="ch23" style:family="chart">
      <style:chart-properties chart:solid-type="cuboid"/>
      <style:graphic-properties draw:fill-color="#b2b2b2"/>
    </style:style>
    <style:style style:name="ch24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dddddd" dr3d:edge-rounding="5%"/>
      <style:text-properties fo:font-size="14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2.796cm" svg:height="14.026cm" xlink:href=".." xlink:type="simple" chart:class="chart:bar" chart:style-name="ch1">
        <chart:legend chart:legend-position="bottom" svg:x="0.794cm" svg:y="12.644cm" style:legend-expansion="custom" chartooo:width="21.809cm" chartooo:height="1.32cm" style:legend-expansion-aspect-ratio="16.5219696969697" chart:style-name="ch2"/>
        <chart:plot-area chart:style-name="ch3" table:cell-range-address="Reliability.F1:Reliability.F13 Reliability.A2:Reliability.B13" chart:data-source-has-labels="both" svg:x="1.115cm" svg:y="0.267cm" svg:width="21.283cm" svg:height="12.3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57cm" svg:y="0.267cm" svg:width="19.773cm" svg:height="11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liability.F1:Reliability.F1"/>
          </chart:axis>
          <chart:axis chart:dimension="y" chart:name="primary-y" chart:style-name="ch5">
            <chart:title svg:x="0cm" svg:y="8.094cm" chart:style-name="ch6">
              <text:p>Reliability rate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Reliability.F2:Reliability.F2" chart:label-cell-address="Reliability.A2:Reliability.B2" chart:class="chart:bar">
            <chart:data-point chart:style-name="ch10"/>
          </chart:series>
          <chart:series chart:style-name="ch11" chart:values-cell-range-address="Reliability.F3:Reliability.F3" chart:label-cell-address="Reliability.A3:Reliability.B3" chart:class="chart:bar">
            <chart:data-point chart:style-name="ch12"/>
          </chart:series>
          <chart:series chart:style-name="ch13" chart:values-cell-range-address="Reliability.F4:Reliability.F4" chart:label-cell-address="Reliability.A4:Reliability.B4" chart:class="chart:bar">
            <chart:data-point chart:style-name="ch12"/>
          </chart:series>
          <chart:series chart:style-name="ch14" chart:values-cell-range-address="Reliability.F5:Reliability.F5" chart:label-cell-address="Reliability.A5:Reliability.B5" chart:class="chart:bar">
            <chart:data-point chart:style-name="ch12"/>
          </chart:series>
          <chart:series chart:style-name="ch15" chart:values-cell-range-address="Reliability.F6:Reliability.F6" chart:label-cell-address="Reliability.A6:Reliability.B6" chart:class="chart:bar">
            <chart:data-point chart:style-name="ch16"/>
          </chart:series>
          <chart:series chart:style-name="ch17" chart:values-cell-range-address="Reliability.F7:Reliability.F7" chart:label-cell-address="Reliability.A7:Reliability.B7" chart:class="chart:bar">
            <chart:data-point chart:style-name="ch12"/>
          </chart:series>
          <chart:series chart:style-name="ch18" chart:values-cell-range-address="Reliability.F8:Reliability.F8" chart:label-cell-address="Reliability.A8:Reliability.B8" chart:class="chart:bar">
            <chart:data-point chart:style-name="ch12"/>
          </chart:series>
          <chart:series chart:style-name="ch19" chart:values-cell-range-address="Reliability.F9:Reliability.F9" chart:label-cell-address="Reliability.A9:Reliability.B9" chart:class="chart:bar">
            <chart:data-point chart:style-name="ch12"/>
          </chart:series>
          <chart:series chart:style-name="ch20" chart:values-cell-range-address="Reliability.F10:Reliability.F10" chart:label-cell-address="Reliability.A10:Reliability.B10" chart:class="chart:bar">
            <chart:data-point chart:style-name="ch12"/>
          </chart:series>
          <chart:series chart:style-name="ch21" chart:values-cell-range-address="Reliability.F11:Reliability.F11" chart:label-cell-address="Reliability.A11:Reliability.B11" chart:class="chart:bar">
            <chart:data-point chart:style-name="ch12"/>
          </chart:series>
          <chart:series chart:style-name="ch22" chart:values-cell-range-address="Reliability.F12:Reliability.F12" chart:label-cell-address="Reliability.A12:Reliability.B12" chart:class="chart:bar">
            <chart:data-point chart:style-name="ch23"/>
          </chart:series>
          <chart:series chart:style-name="ch24" chart:values-cell-range-address="Reliability.F13:Reliability.F13" chart:label-cell-address="Reliability.A13:Reliability.B13" chart:class="chart:bar">
            <chart:data-point chart:style-name="ch12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case</text:p>
                <draw:g>
                  <svg:desc>Reliability.F1:Reliability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  <draw:g>
                  <svg:desc>Reliability.A2:Reliability.B2</svg:desc>
                </draw:g>
              </table:table-cell>
              <table:table-cell office:value-type="float" office:value="0.985925925925926">
                <text:p>0.985925925925926</text:p>
                <draw:g>
                  <svg:desc>Reliability.F2:Reliability.F2</svg:desc>
                </draw:g>
              </table:table-cell>
            </table:table-row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  <draw:g>
                  <svg:desc>Reliability.A3:Reliability.B3</svg:desc>
                </draw:g>
              </table:table-cell>
              <table:table-cell office:value-type="float" office:value="0.985">
                <text:p>0.985</text:p>
                <draw:g>
                  <svg:desc>Reliability.F3:Reliability.F3</svg:desc>
                </draw:g>
              </table:table-cell>
            </table:table-row>
            <table:table-row>
              <table:table-cell office:value-type="string">
                <text:p>Memory AWS</text:p>
                <text:list>
                  <text:list-item>
                    <text:p>Memory</text:p>
                  </text:list-item>
                  <text:list-item>
                    <text:p>AWS</text:p>
                  </text:list-item>
                </text:list>
                <draw:g>
                  <svg:desc>Reliability.A4:Reliability.B4</svg:desc>
                </draw:g>
              </table:table-cell>
              <table:table-cell office:value-type="float" office:value="0.657777777777778">
                <text:p>0.657777777777778</text:p>
                <draw:g>
                  <svg:desc>Reliability.F4:Reliability.F4</svg:desc>
                </draw:g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  <draw:g>
                  <svg:desc>Reliability.A5:Reliability.B5</svg:desc>
                </draw:g>
              </table:table-cell>
              <table:table-cell office:value-type="float" office:value="0.372592592592593">
                <text:p>0.372592592592593</text:p>
                <draw:g>
                  <svg:desc>Reliability.F5:Reliability.F5</svg:desc>
                </draw:g>
              </table:table-cell>
            </table:table-row>
            <table:table-row>
              <table:table-cell office:value-type="string">
                <text:p>I/O Azure</text:p>
                <text:list>
                  <text:list-item>
                    <text:p>I/O</text:p>
                  </text:list-item>
                  <text:list-item>
                    <text:p>Azure</text:p>
                  </text:list-item>
                </text:list>
                <draw:g>
                  <svg:desc>Reliability.A6:Reliability.B6</svg:desc>
                </draw:g>
              </table:table-cell>
              <table:table-cell office:value-type="float" office:value="0">
                <text:p>0</text:p>
                <draw:g>
                  <svg:desc>Reliability.F6:Reliability.F6</svg:desc>
                </draw:g>
              </table:table-cell>
            </table:table-row>
            <table:table-row>
              <table:table-cell office:value-type="string">
                <text:p>Memory Azure</text:p>
                <text:list>
                  <text:list-item>
                    <text:p>Memory</text:p>
                  </text:list-item>
                  <text:list-item>
                    <text:p>Azure</text:p>
                  </text:list-item>
                </text:list>
                <draw:g>
                  <svg:desc>Reliability.A7:Reliability.B7</svg:desc>
                </draw:g>
              </table:table-cell>
              <table:table-cell office:value-type="float" office:value="0.301481481481481">
                <text:p>0.301481481481481</text:p>
                <draw:g>
                  <svg:desc>Reliability.F7:Reliability.F7</svg:desc>
                </draw:g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  <draw:g>
                  <svg:desc>Reliability.A8:Reliability.B8</svg:desc>
                </draw:g>
              </table:table-cell>
              <table:table-cell office:value-type="float" office:value="0.985">
                <text:p>0.985</text:p>
                <draw:g>
                  <svg:desc>Reliability.F8:Reliability.F8</svg:desc>
                </draw:g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  <draw:g>
                  <svg:desc>Reliability.A9:Reliability.B9</svg:desc>
                </draw:g>
              </table:table-cell>
              <table:table-cell office:value-type="float" office:value="0.985740740740741">
                <text:p>0.985740740740741</text:p>
                <draw:g>
                  <svg:desc>Reliability.F9:Reliability.F9</svg:desc>
                </draw:g>
              </table:table-cell>
            </table:table-row>
            <table:table-row>
              <table:table-cell office:value-type="string">
                <text:p>Memory GCP</text:p>
                <text:list>
                  <text:list-item>
                    <text:p>Memory</text:p>
                  </text:list-item>
                  <text:list-item>
                    <text:p>GCP</text:p>
                  </text:list-item>
                </text:list>
                <draw:g>
                  <svg:desc>Reliability.A10:Reliability.B10</svg:desc>
                </draw:g>
              </table:table-cell>
              <table:table-cell office:value-type="float" office:value="0.584259259259259">
                <text:p>0.584259259259259</text:p>
                <draw:g>
                  <svg:desc>Reliability.F10:Reliability.F10</svg:desc>
                </draw:g>
              </table:table-cell>
            </table:table-row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  <draw:g>
                  <svg:desc>Reliability.A11:Reliability.B11</svg:desc>
                </draw:g>
              </table:table-cell>
              <table:table-cell office:value-type="float" office:value="1">
                <text:p>1</text:p>
                <draw:g>
                  <svg:desc>Reliability.F11:Reliability.F11</svg:desc>
                </draw:g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  <draw:g>
                  <svg:desc>Reliability.A12:Reliability.B12</svg:desc>
                </draw:g>
              </table:table-cell>
              <table:table-cell office:value-type="float" office:value="1">
                <text:p>1</text:p>
                <draw:g>
                  <svg:desc>Reliability.F12:Reliability.F12</svg:desc>
                </draw:g>
              </table:table-cell>
            </table:table-row>
            <table:table-row>
              <table:table-cell office:value-type="string">
                <text:p>Memory Local</text:p>
                <text:list>
                  <text:list-item>
                    <text:p>Memory</text:p>
                  </text:list-item>
                  <text:list-item>
                    <text:p>Local</text:p>
                  </text:list-item>
                </text:list>
                <draw:g>
                  <svg:desc>Reliability.A13:Reliability.B13</svg:desc>
                </draw:g>
              </table:table-cell>
              <table:table-cell office:value-type="float" office:value="1">
                <text:p>1</text:p>
                <draw:g>
                  <svg:desc>Reliability.F13:Reliability.F1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41" number:title="User-defined">
      <number:number number:decimal-places="3" loext:min-decimal-places="3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14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olid-type="pyramid" chart:symbol-type="named-symbol" chart:symbol-name="square" chart:symbol-width="0.25cm" chart:symbol-height="0.25cm" chart:link-data-style-to-source="false" chart:data-label-number="value" chart:data-label-text="false" chart:data-label-symbol="false" chart:label-position="right"/>
      <style:graphic-properties draw:stroke="none" draw:fill-color="#4e102d" dr3d:edge-rounding="5%"/>
      <style:text-properties fo:color="#999999" fo:font-size="14pt" fo:text-shadow="1pt 1pt" fo:font-weight="bold" style:font-size-asian="10pt" style:font-size-complex="10pt"/>
    </style:style>
    <style:style style:name="ch10" style:family="chart">
      <style:chart-properties chart:solid-type="pyram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6.578cm" svg:y="14.243cm" style:legend-expansion="wide" chart:style-name="ch2"/>
        <chart:plot-area chart:style-name="ch3" table:cell-range-address="avg_exec_time_io_portuguese.A1:avg_exec_time_io_portuguese.C5" chart:data-source-has-labels="both" svg:x="1.803cm" svg:y="0.3cm" svg:width="22.698cm" svg:height="13.4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62cm" svg:y="0.3cm" svg:width="20.78cm" svg:height="12.6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0.478cm" chart:style-name="ch5">
              <text:p>FaaS com sobrecarga em I/O</text:p>
            </chart:title>
            <chart:categories table:cell-range-address="avg_exec_time_io_portuguese.A2:avg_exec_time_io_portuguese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io_portuguese.C2:avg_exec_time_io_portuguese.C5" chart:label-cell-address="avg_exec_time_io_portuguese.C1:avg_exec_time_io_portuguese.C1" chart:class="chart:bar"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das execuções bem sucedidas (s)</text:p>
                <draw:g>
                  <svg:desc>avg_exec_time_io_portuguese.C1:avg_exec_time_io_portugues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io_portuguese.A2:avg_exec_time_io_portuguese.B5</svg:desc>
                </draw:g>
              </table:table-cell>
              <table:table-cell office:value-type="float" office:value="415.180696326296">
                <text:p>415.180696326296</text:p>
                <draw:g>
                  <svg:desc>avg_exec_time_io_portuguese.C2:avg_exec_time_io_portuguese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2.0191261607445">
                <text:p>2.0191261607445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4.94829093462333">
                <text:p>4.94829093462333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2" number:title="User-defined">
      <number:number number:decimal-places="1" loext:min-decimal-places="1" number:min-integer-digits="1"/>
    </number:number-style>
    <style:style style:name="ch1" style:family="chart">
      <style:graphic-properties draw:stroke="solid" draw:stroke-dash="Long_20_Dash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42">
      <style:chart-properties chart:solid-type="cylinder" chart:link-data-style-to-source="false" chart:data-label-number="value" chart:data-label-text="false" chart:data-label-symbol="false" chart:label-position="right"/>
      <style:graphic-properties draw:stroke="none" draw:fill-color="#004586" fo:wrap-option="wrap" dr3d:edge-rounding="5%"/>
      <style:paragraph-properties style:writing-mode="lr-tb"/>
      <style:text-properties fo:color="#b4c7dc" fo:font-size="14pt" fo:text-shadow="1pt 1pt" fo:font-weight="bold" style:font-size-asian="10pt" style:font-size-complex="10pt"/>
    </style:style>
    <style:style style:name="ch10" style:family="chart">
      <style:chart-properties chart:solid-type="cylinder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7.081cm" svg:y="14.243cm" style:legend-expansion="wide" chart:style-name="ch2"/>
        <chart:plot-area chart:style-name="ch3" table:cell-range-address="avg_exec_time_cpu_portuguese_pondered.B1:avg_exec_time_cpu_portuguese_pondered.B5 avg_exec_time_cpu_portuguese_pondered.I1:avg_exec_time_cpu_portuguese_pondered.I5" chart:data-source-has-labels="both" svg:x="1.803cm" svg:y="0.3cm" svg:width="22.698cm" svg:height="13.4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469cm" svg:y="0.3cm" svg:width="20.966cm" svg:height="12.6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0.624cm" chart:style-name="ch5">
              <text:p>FaaS com sobrecarga na CPU</text:p>
            </chart:title>
            <chart:categories table:cell-range-address="avg_exec_time_cpu_portuguese_pondered.B2:avg_exec_time_cpu_portuguese_pondered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cpu_portuguese_pondered.I2:avg_exec_time_cpu_portuguese_pondered.I5" chart:label-cell-address="avg_exec_time_cpu_portuguese_pondered.I1:avg_exec_time_cpu_portuguese_pondered.I1" chart:class="chart:bar">
            <chart:data-point chart:repeated="3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ponderado das execuções (s)</text:p>
                <draw:g>
                  <svg:desc>avg_exec_time_cpu_portuguese_pondered.I1:avg_exec_time_cpu_portuguese_pondered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draw:g>
                  <svg:desc>avg_exec_time_cpu_portuguese_pondered.B2:avg_exec_time_cpu_portuguese_pondered.B5</svg:desc>
                </draw:g>
              </table:table-cell>
              <table:table-cell office:value-type="float" office:value="280.099849896667">
                <text:p>280.099849896667</text:p>
                <draw:g>
                  <svg:desc>avg_exec_time_cpu_portuguese_pondered.I2:avg_exec_time_cpu_portuguese_pondered.I5</svg:desc>
                </draw:g>
              </table:table-cell>
            </table:table-row>
            <table:table-row>
              <table:table-cell office:value-type="string">
                <text:p>AWS</text:p>
              </table:table-cell>
              <table:table-cell office:value-type="float" office:value="9.96630401218191">
                <text:p>9.96630401218191</text:p>
              </table:table-cell>
            </table:table-row>
            <table:table-row>
              <table:table-cell office:value-type="string">
                <text:p>GCP</text:p>
              </table:table-cell>
              <table:table-cell office:value-type="float" office:value="16.344871093325">
                <text:p>16.344871093325</text:p>
              </table:table-cell>
            </table:table-row>
            <table:table-row>
              <table:table-cell office:value-type="string">
                <text:p>Azure</text:p>
              </table:table-cell>
              <table:table-cell office:value-type="float" office:value="157.702587884719">
                <text:p>157.7025878847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Long_20_Dash" draw:display-name="Long Dash" draw:style="rect" draw:dots1="1" draw:dots1-length="600%" draw:distance="30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2" number:title="User-defined">
      <number:number number:decimal-places="1" loext:min-decimal-places="1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42">
      <style:chart-properties chart:solid-type="cylinder" chart:link-data-style-to-source="false" chart:data-label-number="value" chart:data-label-text="false" chart:data-label-symbol="false"/>
      <style:graphic-properties draw:stroke="none" draw:fill-color="#ed4c05" dr3d:edge-rounding="5%"/>
      <style:text-properties fo:color="#ffa6a6" fo:font-size="14pt" fo:text-shadow="1pt 1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7.081cm" svg:y="14.243cm" style:legend-expansion="wide" chart:style-name="ch2"/>
        <chart:plot-area chart:style-name="ch3" table:cell-range-address="avg_exec_time_mem_portuguese_pondered.B1:avg_exec_time_mem_portuguese_pondered.B5 avg_exec_time_mem_portuguese_pondered.F1:avg_exec_time_mem_portuguese_pondered.F5" chart:data-source-has-labels="both" svg:x="1.803cm" svg:y="0.3cm" svg:width="22.698cm" svg:height="13.4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18cm" svg:y="0.3cm" svg:width="21.418cm" svg:height="12.6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1.074cm" chart:style-name="ch5">
              <text:p>FaaS com sobrecarga na memória</text:p>
            </chart:title>
            <chart:categories table:cell-range-address="avg_exec_time_mem_portuguese_pondered.B2:avg_exec_time_mem_portuguese_pondered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mem_portuguese_pondered.F2:avg_exec_time_mem_portuguese_pondered.F5" chart:label-cell-address="avg_exec_time_mem_portuguese_pondered.F1:avg_exec_time_mem_portuguese_pondered.F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ponderado das execuções (s)</text:p>
                <draw:g>
                  <svg:desc>avg_exec_time_mem_portuguese_pondered.F1:avg_exec_time_mem_portuguese_pondered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draw:g>
                  <svg:desc>avg_exec_time_mem_portuguese_pondered.B2:avg_exec_time_mem_portuguese_pondered.B5</svg:desc>
                </draw:g>
              </table:table-cell>
              <table:table-cell office:value-type="float" office:value="388.521452951481">
                <text:p>388.521452951481</text:p>
                <draw:g>
                  <svg:desc>avg_exec_time_mem_portuguese_pondered.F2:avg_exec_time_mem_portuguese_pondered.F5</svg:desc>
                </draw:g>
              </table:table-cell>
            </table:table-row>
            <table:table-row>
              <table:table-cell office:value-type="string">
                <text:p>AWS</text:p>
              </table:table-cell>
              <table:table-cell office:value-type="float" office:value="3.7755551628698">
                <text:p>3.7755551628698</text:p>
              </table:table-cell>
            </table:table-row>
            <table:table-row>
              <table:table-cell office:value-type="string">
                <text:p>GCP</text:p>
              </table:table-cell>
              <table:table-cell office:value-type="float" office:value="11.4766728174985">
                <text:p>11.4766728174985</text:p>
              </table:table-cell>
            </table:table-row>
            <table:table-row>
              <table:table-cell office:value-type="string">
                <text:p>Azure</text:p>
              </table:table-cell>
              <table:table-cell office:value-type="float" office:value="232.066341679093">
                <text:p>232.06634167909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41" number:title="User-defined">
      <number:number number:decimal-places="3" loext:min-decimal-places="3" number:min-integer-digits="1"/>
    </number:number-style>
    <number:number-style style:name="N14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42">
      <style:chart-properties chart:solid-type="pyramid" chart:symbol-type="named-symbol" chart:symbol-name="square" chart:symbol-width="0.25cm" chart:symbol-height="0.25cm" chart:link-data-style-to-source="false" chart:data-label-number="value" chart:data-label-text="false" chart:data-label-symbol="false" style:rotation-angle="45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9.092cm" svg:y="14.243cm" style:legend-expansion="wide" chart:style-name="ch2"/>
        <chart:plot-area chart:style-name="ch3" table:cell-range-address="avg_exec_time_cpu.A1:avg_exec_time_cpu.C5" chart:data-source-has-labels="both" svg:x="1.803cm" svg:y="0.3cm" svg:width="22.698cm" svg:height="13.4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62cm" svg:y="0.3cm" svg:width="20.78cm" svg:height="12.6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9.923cm" chart:style-name="ch5">
              <text:p>FaaS with CPU overload</text:p>
            </chart:title>
            <chart:categories table:cell-range-address="avg_exec_time_cpu.A2:avg_exec_time_cpu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cpu.C2:avg_exec_time_cpu.C5" chart:label-cell-address="avg_exec_time_cpu.C1:avg_exec_time_cpu.C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(s)</text:p>
                <draw:g>
                  <svg:desc>avg_exec_time_cpu.C1:avg_exec_time_cpu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cpu.A2:avg_exec_time_cpu.B5</svg:desc>
                </draw:g>
              </table:table-cell>
              <table:table-cell office:value-type="float" office:value="280.099849896667">
                <text:p>280.099849896667</text:p>
                <draw:g>
                  <svg:desc>avg_exec_time_cpu.C2:avg_exec_time_cpu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9.82603751126972">
                <text:p>9.82603751126972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16.0149468434783">
                <text:p>16.0149468434783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58.7588160785288">
                <text:p>58.7588160785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41" number:title="User-defined">
      <number:number number:decimal-places="3" loext:min-decimal-places="3" number:min-integer-digits="1"/>
    </number:number-style>
    <number:number-style style:name="N14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42">
      <style:chart-properties chart:solid-type="pyramid" chart:link-data-style-to-source="false" chart:data-label-number="value" chart:data-label-text="false" chart:data-label-symbol="false" chart:label-position="right" style:rotation-angle="45"/>
      <style:graphic-properties draw:stroke="none" draw:fill-color="#ed4c05" dr3d:edge-rounding="5%"/>
      <style:text-properties fo:font-size="14pt" fo:font-weight="bold" style:font-size-asian="10pt" style:font-size-complex="10pt"/>
    </style:style>
    <style:style style:name="ch10" style:family="chart">
      <style:chart-properties chart:solid-type="pyram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9.092cm" svg:y="14.243cm" style:legend-expansion="wide" chart:style-name="ch2"/>
        <chart:plot-area chart:style-name="ch3" table:cell-range-address="avg_exec_time_mem.A1:avg_exec_time_mem.C5" chart:data-source-has-labels="both" svg:x="1.803cm" svg:y="0.3cm" svg:width="22.698cm" svg:height="13.4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62cm" svg:y="0.3cm" svg:width="20.78cm" svg:height="12.6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0.306cm" chart:style-name="ch5">
              <text:p>FaaS with memory overload</text:p>
            </chart:title>
            <chart:categories table:cell-range-address="avg_exec_time_mem.A2:avg_exec_time_mem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mem.C2:avg_exec_time_mem.C5" chart:label-cell-address="avg_exec_time_mem.C1:avg_exec_time_mem.C1" chart:class="chart:bar"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(s)</text:p>
                <draw:g>
                  <svg:desc>avg_exec_time_mem.C1:avg_exec_time_me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mem.A2:avg_exec_time_mem.B5</svg:desc>
                </draw:g>
              </table:table-cell>
              <table:table-cell office:value-type="float" office:value="388.521452951481">
                <text:p>388.521452951481</text:p>
                <draw:g>
                  <svg:desc>avg_exec_time_mem.C2:avg_exec_time_mem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2.48347628490991">
                <text:p>2.48347628490991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6.70535235911252">
                <text:p>6.70535235911252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69.9637044914005">
                <text:p>69.9637044914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4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olid-type="pyramid" chart:symbol-type="named-symbol" chart:symbol-name="square" chart:symbol-width="0.25cm" chart:symbol-height="0.25cm" chart:link-data-style-to-source="false" chart:data-label-number="value" chart:data-label-text="false" chart:data-label-symbol="false" chart:label-position="right" style:rotation-angle="45"/>
      <style:graphic-properties draw:stroke="none" draw:fill-color="#4e102d" dr3d:edge-rounding="5%"/>
      <style:text-properties fo:font-size="14pt" fo:font-weight="bold" style:font-size-asian="10pt" style:font-size-complex="10pt"/>
    </style:style>
    <style:style style:name="ch10" style:family="chart">
      <style:chart-properties chart:solid-type="pyram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9.092cm" svg:y="14.243cm" style:legend-expansion="wide" chart:style-name="ch2"/>
        <chart:plot-area chart:style-name="ch3" table:cell-range-address="avg_exec_time_io.A1:avg_exec_time_io.C5" chart:data-source-has-labels="both" svg:x="1.803cm" svg:y="0.3cm" svg:width="22.698cm" svg:height="13.4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62cm" svg:y="0.3cm" svg:width="20.78cm" svg:height="12.6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9.711cm" chart:style-name="ch5">
              <text:p>FaaS with I/O overload</text:p>
            </chart:title>
            <chart:categories table:cell-range-address="avg_exec_time_io.A2:avg_exec_time_io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io.C2:avg_exec_time_io.C5" chart:label-cell-address="avg_exec_time_io.C1:avg_exec_time_io.C1" chart:class="chart:bar"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(s)</text:p>
                <draw:g>
                  <svg:desc>avg_exec_time_io.C1:avg_exec_time_i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io.A2:avg_exec_time_io.B5</svg:desc>
                </draw:g>
              </table:table-cell>
              <table:table-cell office:value-type="float" office:value="415.180696326296">
                <text:p>415.180696326296</text:p>
                <draw:g>
                  <svg:desc>avg_exec_time_io.C2:avg_exec_time_io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2.0191261607445">
                <text:p>2.0191261607445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4.94829093462333">
                <text:p>4.94829093462333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4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4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39cm" svg:height="15.008cm" xlink:href=".." xlink:type="simple" chart:class="chart:line" chart:style-name="ch1">
        <chart:legend chart:legend-position="bottom" svg:x="10.459cm" svg:y="14.25cm" style:legend-expansion="wide" chart:style-name="ch2"/>
        <chart:plot-area chart:style-name="ch3" table:cell-range-address="min_max_providers.A1:min_max_providers.D12" chart:data-source-has-labels="both" svg:x="1.843cm" svg:y="0.3cm" svg:width="24.656cm" svg:height="12.193cm">
          <chartooo:coordinate-region svg:x="3.258cm" svg:y="0.579cm" svg:width="23.241cm" svg:height="10.551cm"/>
          <chart:axis chart:dimension="x" chart:name="primary-x" chart:style-name="ch4" chartooo:axis-type="auto">
            <chartooo:date-scale/>
            <chart:title svg:x="12.957cm" svg:y="12.793cm" chart:style-name="ch5">
              <text:p>Test case</text:p>
            </chart:title>
            <chart:categories table:cell-range-address="min_max_providers.A2:min_max_providers.B12"/>
          </chart:axis>
          <chart:axis chart:dimension="y" chart:name="primary-y" chart:style-name="ch6">
            <chart:title svg:x="0.451cm" svg:y="8.523cm" chart:style-name="ch7">
              <text:p>Execution time (s)</text:p>
            </chart:title>
            <chart:grid chart:style-name="ch8" chart:class="major"/>
          </chart:axis>
          <chart:series chart:style-name="ch9" chart:values-cell-range-address="min_max_providers.C2:min_max_providers.C12" chart:label-cell-address="min_max_providers.C1:min_max_providers.C1" chart:class="chart:line">
            <chart:data-point chart:repeated="11"/>
          </chart:series>
          <chart:series chart:style-name="ch10" chart:values-cell-range-address="min_max_providers.D2:min_max_providers.D12" chart:label-cell-address="min_max_providers.D1:min_max_providers.D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l</text:p>
                <draw:g>
                  <svg:desc>min_max_providers.C1:min_max_providers.C1</svg:desc>
                </draw:g>
              </table:table-cell>
              <table:table-cell office:value-type="string">
                <text:p>Maximal</text:p>
                <draw:g>
                  <svg:desc>min_max_providers.D1:min_max_provide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  <draw:g>
                  <svg:desc>min_max_providers.A2:min_max_providers.B12</svg:desc>
                </draw:g>
              </table:table-cell>
              <table:table-cell office:value-type="float" office:value="0.450185">
                <text:p>0.450185</text:p>
                <draw:g>
                  <svg:desc>min_max_providers.C2:min_max_providers.C12</svg:desc>
                </draw:g>
              </table:table-cell>
              <table:table-cell office:value-type="float" office:value="4.845579">
                <text:p>4.845579</text:p>
                <draw:g>
                  <svg:desc>min_max_providers.D2:min_max_providers.D12</svg:desc>
                </draw:g>
              </table:table-cell>
            </table:table-row>
            <table:table-row>
              <table:table-cell office:value-type="string">
                <text:p>Memory AWS</text:p>
                <text:list>
                  <text:list-item>
                    <text:p>Memory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1.121">
                <text:p>1.12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0.00000000982603751126972">
                <text:p>0.00000000982603751126972</text:p>
              </table:table-cell>
              <table:table-cell office:value-type="float" office:value="22.656882">
                <text:p>22.656882</text:p>
              </table:table-cell>
            </table:table-row>
            <table:table-row>
              <table:table-cell office:value-type="string">
                <text:p>Memory GCP</text:p>
                <text:list>
                  <text:list-item>
                    <text:p>Memory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1.843238">
                <text:p>1.843238</text:p>
              </table:table-cell>
              <table:table-cell office:value-type="float" office:value="26.486061">
                <text:p>26.486061</text:p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0.661993">
                <text:p>0.661993</text:p>
              </table:table-cell>
              <table:table-cell office:value-type="float" office:value="30.504275">
                <text:p>30.504275</text:p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2.000767">
                <text:p>2.000767</text:p>
              </table:table-cell>
              <table:table-cell office:value-type="float" office:value="55.18417">
                <text:p>55.18417</text:p>
              </table:table-cell>
            </table:table-row>
            <table:table-row>
              <table:table-cell office:value-type="string">
                <text:p>Memory Azure</text:p>
                <text:list>
                  <text:list-item>
                    <text:p>Memory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9.283264">
                <text:p>9.283264</text:p>
              </table:table-cell>
              <table:table-cell office:value-type="float" office:value="114.79633">
                <text:p>114.79633</text:p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6.325185">
                <text:p>6.325185</text:p>
              </table:table-cell>
              <table:table-cell office:value-type="float" office:value="120.149658">
                <text:p>120.149658</text:p>
              </table:table-cell>
            </table:table-row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127658">
                <text:p>1.127658</text:p>
              </table:table-cell>
              <table:table-cell office:value-type="float" office:value="1321.866563">
                <text:p>1321.866563</text:p>
              </table:table-cell>
            </table:table-row>
            <table:table-row>
              <table:table-cell office:value-type="string">
                <text:p>Memory Local</text:p>
                <text:list>
                  <text:list-item>
                    <text:p>Memory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0.532484">
                <text:p>0.532484</text:p>
              </table:table-cell>
              <table:table-cell office:value-type="float" office:value="2386.06259">
                <text:p>2386.06259</text:p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271848">
                <text:p>1.271848</text:p>
              </table:table-cell>
              <table:table-cell office:value-type="float" office:value="3801.251227">
                <text:p>3801.2512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line" chart:style-name="ch1">
        <chart:legend chart:legend-position="bottom" svg:x="5.008cm" svg:y="14.243cm" style:legend-expansion="wide" chart:style-name="ch2"/>
        <chart:plot-area chart:style-name="ch3" table:cell-range-address="min_max_providers_portuguese.A1:min_max_providers_portuguese.D12" chart:data-source-has-labels="both" svg:x="0.5cm" svg:y="0.3cm" svg:width="24.001cm" svg:height="13.459cm">
          <chartooo:coordinate-region svg:x="1.915cm" svg:y="0.579cm" svg:width="22.586cm" svg:height="11.817cm"/>
          <chart:axis chart:dimension="x" chart:name="primary-x" chart:style-name="ch4" chartooo:axis-type="auto">
            <chartooo:date-scale/>
            <chart:categories table:cell-range-address="min_max_providers_portuguese.A2:min_max_providers_portuguese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n_max_providers_portuguese.C2:min_max_providers_portuguese.C12" chart:label-cell-address="min_max_providers_portuguese.C1:min_max_providers_portuguese.C1" chart:class="chart:line">
            <chart:data-point chart:repeated="11"/>
          </chart:series>
          <chart:series chart:style-name="ch8" chart:values-cell-range-address="min_max_providers_portuguese.D2:min_max_providers_portuguese.D12" chart:label-cell-address="min_max_providers_portuguese.D1:min_max_providers_portuguese.D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or Tempo de Execução</text:p>
                <draw:g>
                  <svg:desc>min_max_providers_portuguese.C1:min_max_providers_portuguese.C1</svg:desc>
                </draw:g>
              </table:table-cell>
              <table:table-cell office:value-type="string">
                <text:p>Maior Tempo de Execução</text:p>
                <draw:g>
                  <svg:desc>min_max_providers_portuguese.D1:min_max_providers_portugues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  <draw:g>
                  <svg:desc>min_max_providers_portuguese.A2:min_max_providers_portuguese.B12</svg:desc>
                </draw:g>
              </table:table-cell>
              <table:table-cell office:value-type="float" office:value="0.450185">
                <text:p>0.450185</text:p>
                <draw:g>
                  <svg:desc>min_max_providers_portuguese.C2:min_max_providers_portuguese.C12</svg:desc>
                </draw:g>
              </table:table-cell>
              <table:table-cell office:value-type="float" office:value="4.845579">
                <text:p>4.845579</text:p>
                <draw:g>
                  <svg:desc>min_max_providers_portuguese.D2:min_max_providers_portuguese.D12</svg:desc>
                </draw:g>
              </table:table-cell>
            </table:table-row>
            <table:table-row>
              <table:table-cell office:value-type="string">
                <text:p>Mem. AWS</text:p>
                <text:list>
                  <text:list-item>
                    <text:p>Mem.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1.121">
                <text:p>1.12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0.00000000982603751126972">
                <text:p>0.00000000982603751126972</text:p>
              </table:table-cell>
              <table:table-cell office:value-type="float" office:value="22.656882">
                <text:p>22.656882</text:p>
              </table:table-cell>
            </table:table-row>
            <table:table-row>
              <table:table-cell office:value-type="string">
                <text:p>Mem. GCP</text:p>
                <text:list>
                  <text:list-item>
                    <text:p>Mem.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1.843238">
                <text:p>1.843238</text:p>
              </table:table-cell>
              <table:table-cell office:value-type="float" office:value="26.486061">
                <text:p>26.486061</text:p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0.661993">
                <text:p>0.661993</text:p>
              </table:table-cell>
              <table:table-cell office:value-type="float" office:value="30.504275">
                <text:p>30.504275</text:p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2.000767">
                <text:p>2.000767</text:p>
              </table:table-cell>
              <table:table-cell office:value-type="float" office:value="55.18417">
                <text:p>55.18417</text:p>
              </table:table-cell>
            </table:table-row>
            <table:table-row>
              <table:table-cell office:value-type="string">
                <text:p>Mem. Azure</text:p>
                <text:list>
                  <text:list-item>
                    <text:p>Mem.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9.283264">
                <text:p>9.283264</text:p>
              </table:table-cell>
              <table:table-cell office:value-type="float" office:value="114.79633">
                <text:p>114.79633</text:p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6.325185">
                <text:p>6.325185</text:p>
              </table:table-cell>
              <table:table-cell office:value-type="float" office:value="120.149658">
                <text:p>120.149658</text:p>
              </table:table-cell>
            </table:table-row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127658">
                <text:p>1.127658</text:p>
              </table:table-cell>
              <table:table-cell office:value-type="float" office:value="1321.866563">
                <text:p>1321.866563</text:p>
              </table:table-cell>
            </table:table-row>
            <table:table-row>
              <table:table-cell office:value-type="string">
                <text:p>Mem. Local</text:p>
                <text:list>
                  <text:list-item>
                    <text:p>Mem.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0.532484">
                <text:p>0.532484</text:p>
              </table:table-cell>
              <table:table-cell office:value-type="float" office:value="2386.06259">
                <text:p>2386.06259</text:p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271848">
                <text:p>1.271848</text:p>
              </table:table-cell>
              <table:table-cell office:value-type="float" office:value="3801.251227">
                <text:p>3801.2512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5983b0" dr3d:edge-rounding="5%"/>
      <style:text-properties fo:font-size="10pt" style:font-size-asian="10pt" style:font-size-complex="10pt"/>
    </style:style>
    <style:style style:name="ch9" style:family="chart">
      <style:chart-properties chart:solid-type="cuboid" chart:link-data-style-to-source="false" chart:data-label-number="value" chart:data-label-text="false" chart:data-label-symbol="false" chart:label-position="inside" style:rotation-angle="90"/>
      <style:text-properties fo:font-size="14pt"/>
    </style:style>
    <style:style style:name="ch10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729fcf" dr3d:edge-rounding="5%"/>
      <style:text-properties fo:font-size="14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b4c7dc" dr3d:edge-rounding="5%"/>
      <style:text-properties fo:font-size="14pt" style:font-size-asian="10pt" style:font-size-complex="10pt"/>
    </style:style>
    <style:style style:name="ch13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3faf46" dr3d:edge-rounding="5%"/>
      <style:text-properties fo:font-size="14pt" style:font-size-asian="10pt" style:font-size-complex="10pt"/>
    </style:style>
    <style:style style:name="ch14" style:family="chart" style:data-style-name="N11">
      <style:chart-properties chart:link-data-style-to-source="false" chart:data-label-number="value" chart:data-label-text="false" chart:data-label-symbol="false" chart:label-position="near-origin"/>
      <style:graphic-properties draw:stroke="none" draw:fill-color="#4a8c52" dr3d:edge-rounding="5%"/>
      <style:text-properties fo:font-size="14pt" fo:font-weight="bold" style:font-size-asian="10pt" style:font-size-complex="10pt"/>
    </style:style>
    <style:style style:name="ch15" style:family="chart">
      <style:chart-properties chart:solid-type="cuboid" style:rotation-angle="90"/>
    </style:style>
    <style:style style:name="ch16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7fd17e" dr3d:edge-rounding="5%"/>
      <style:text-properties fo:font-size="14pt" style:font-size-asian="10pt" style:font-size-complex="10pt"/>
    </style:style>
    <style:style style:name="ch17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3838" dr3d:edge-rounding="5%"/>
      <style:text-properties fo:font-size="14pt" style:font-size-asian="10pt" style:font-size-complex="10pt"/>
    </style:style>
    <style:style style:name="ch18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6d6d" dr3d:edge-rounding="5%"/>
      <style:text-properties fo:font-size="14pt" style:font-size-asian="10pt" style:font-size-complex="10pt"/>
    </style:style>
    <style:style style:name="ch19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aa95" dr3d:edge-rounding="5%"/>
      <style:text-properties fo:font-size="14pt" style:font-size-asian="10pt" style:font-size-complex="10pt"/>
    </style:style>
    <style:style style:name="ch20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999999" dr3d:edge-rounding="5%"/>
      <style:text-properties fo:font-size="14pt" style:font-size-asian="10pt" style:font-size-complex="10pt"/>
    </style:style>
    <style:style style:name="ch21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cccccc" dr3d:edge-rounding="5%"/>
      <style:text-properties fo:font-size="14pt" style:font-size-asian="10pt" style:font-size-complex="10pt"/>
    </style:style>
    <style:style style:name="ch22" style:family="chart">
      <style:chart-properties chart:solid-type="cuboid"/>
      <style:graphic-properties draw:fill-color="#b2b2b2"/>
    </style:style>
    <style:style style:name="ch23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dddddd" dr3d:edge-rounding="5%"/>
      <style:text-properties fo:font-size="14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2.796cm" svg:height="14.026cm" xlink:href=".." xlink:type="simple" chart:class="chart:bar" chart:style-name="ch1">
        <chart:legend chart:legend-position="bottom" svg:x="0.794cm" svg:y="12.644cm" style:legend-expansion="custom" chartooo:width="21.809cm" chartooo:height="1.32cm" style:legend-expansion-aspect-ratio="16.5219696969697" chart:style-name="ch2"/>
        <chart:plot-area chart:style-name="ch3" table:cell-range-address="Reliability_portuguese.F1:Reliability_portuguese.F13 Reliability_portuguese.A2:Reliability_portuguese.B13" chart:data-source-has-labels="both" svg:x="0.401cm" svg:y="0.267cm" svg:width="21.997cm" svg:height="12.19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57cm" svg:y="0.267cm" svg:width="19.773cm" svg:height="11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liability_portuguese.F1:Reliability_portuguese.F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Reliability_portuguese.F2:Reliability_portuguese.F2" chart:label-cell-address="Reliability_portuguese.A2:Reliability_portuguese.B2" chart:class="chart:bar">
            <chart:data-point chart:style-name="ch9"/>
          </chart:series>
          <chart:series chart:style-name="ch10" chart:values-cell-range-address="Reliability_portuguese.F3:Reliability_portuguese.F3" chart:label-cell-address="Reliability_portuguese.A3:Reliability_portuguese.B3" chart:class="chart:bar">
            <chart:data-point chart:style-name="ch11"/>
          </chart:series>
          <chart:series chart:style-name="ch12" chart:values-cell-range-address="Reliability_portuguese.F4:Reliability_portuguese.F4" chart:label-cell-address="Reliability_portuguese.A4:Reliability_portuguese.B4" chart:class="chart:bar">
            <chart:data-point chart:style-name="ch11"/>
          </chart:series>
          <chart:series chart:style-name="ch13" chart:values-cell-range-address="Reliability_portuguese.F5:Reliability_portuguese.F5" chart:label-cell-address="Reliability_portuguese.A5:Reliability_portuguese.B5" chart:class="chart:bar">
            <chart:data-point chart:style-name="ch11"/>
          </chart:series>
          <chart:series chart:style-name="ch14" chart:values-cell-range-address="Reliability_portuguese.F6:Reliability_portuguese.F6" chart:label-cell-address="Reliability_portuguese.A6:Reliability_portuguese.B6" chart:class="chart:bar">
            <chart:data-point chart:style-name="ch15"/>
          </chart:series>
          <chart:series chart:style-name="ch16" chart:values-cell-range-address="Reliability_portuguese.F7:Reliability_portuguese.F7" chart:label-cell-address="Reliability_portuguese.A7:Reliability_portuguese.B7" chart:class="chart:bar">
            <chart:data-point chart:style-name="ch11"/>
          </chart:series>
          <chart:series chart:style-name="ch17" chart:values-cell-range-address="Reliability_portuguese.F8:Reliability_portuguese.F8" chart:label-cell-address="Reliability_portuguese.A8:Reliability_portuguese.B8" chart:class="chart:bar">
            <chart:data-point chart:style-name="ch11"/>
          </chart:series>
          <chart:series chart:style-name="ch18" chart:values-cell-range-address="Reliability_portuguese.F9:Reliability_portuguese.F9" chart:label-cell-address="Reliability_portuguese.A9:Reliability_portuguese.B9" chart:class="chart:bar">
            <chart:data-point chart:style-name="ch11"/>
          </chart:series>
          <chart:series chart:style-name="ch19" chart:values-cell-range-address="Reliability_portuguese.F10:Reliability_portuguese.F10" chart:label-cell-address="Reliability_portuguese.A10:Reliability_portuguese.B10" chart:class="chart:bar">
            <chart:data-point chart:style-name="ch11"/>
          </chart:series>
          <chart:series chart:style-name="ch20" chart:values-cell-range-address="Reliability_portuguese.F11:Reliability_portuguese.F11" chart:label-cell-address="Reliability_portuguese.A11:Reliability_portuguese.B11" chart:class="chart:bar">
            <chart:data-point chart:style-name="ch11"/>
          </chart:series>
          <chart:series chart:style-name="ch21" chart:values-cell-range-address="Reliability_portuguese.F12:Reliability_portuguese.F12" chart:label-cell-address="Reliability_portuguese.A12:Reliability_portuguese.B12" chart:class="chart:bar">
            <chart:data-point chart:style-name="ch22"/>
          </chart:series>
          <chart:series chart:style-name="ch23" chart:values-cell-range-address="Reliability_portuguese.F13:Reliability_portuguese.F13" chart:label-cell-address="Reliability_portuguese.A13:Reliability_portuguese.B13" chart:class="chart:bar">
            <chart:data-point chart:style-name="ch1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abilidade</text:p>
                <draw:g>
                  <svg:desc>Reliability_portuguese.F1:Reliability_portugues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  <draw:g>
                  <svg:desc>Reliability_portuguese.A2:Reliability_portuguese.B2</svg:desc>
                </draw:g>
              </table:table-cell>
              <table:table-cell office:value-type="float" office:value="0.985925925925926">
                <text:p>0.985925925925926</text:p>
                <draw:g>
                  <svg:desc>Reliability_portuguese.F2:Reliability_portuguese.F2</svg:desc>
                </draw:g>
              </table:table-cell>
            </table:table-row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  <draw:g>
                  <svg:desc>Reliability_portuguese.A3:Reliability_portuguese.B3</svg:desc>
                </draw:g>
              </table:table-cell>
              <table:table-cell office:value-type="float" office:value="0.985">
                <text:p>0.985</text:p>
                <draw:g>
                  <svg:desc>Reliability_portuguese.F3:Reliability_portuguese.F3</svg:desc>
                </draw:g>
              </table:table-cell>
            </table:table-row>
            <table:table-row>
              <table:table-cell office:value-type="string">
                <text:p>Memória AWS</text:p>
                <text:list>
                  <text:list-item>
                    <text:p>Memória</text:p>
                  </text:list-item>
                  <text:list-item>
                    <text:p>AWS</text:p>
                  </text:list-item>
                </text:list>
                <draw:g>
                  <svg:desc>Reliability_portuguese.A4:Reliability_portuguese.B4</svg:desc>
                </draw:g>
              </table:table-cell>
              <table:table-cell office:value-type="float" office:value="0.657777777777778">
                <text:p>0.657777777777778</text:p>
                <draw:g>
                  <svg:desc>Reliability_portuguese.F4:Reliability_portuguese.F4</svg:desc>
                </draw:g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  <draw:g>
                  <svg:desc>Reliability_portuguese.A5:Reliability_portuguese.B5</svg:desc>
                </draw:g>
              </table:table-cell>
              <table:table-cell office:value-type="float" office:value="0.372592592592593">
                <text:p>0.372592592592593</text:p>
                <draw:g>
                  <svg:desc>Reliability_portuguese.F5:Reliability_portuguese.F5</svg:desc>
                </draw:g>
              </table:table-cell>
            </table:table-row>
            <table:table-row>
              <table:table-cell office:value-type="string">
                <text:p>I/O Azure</text:p>
                <text:list>
                  <text:list-item>
                    <text:p>I/O</text:p>
                  </text:list-item>
                  <text:list-item>
                    <text:p>Azure</text:p>
                  </text:list-item>
                </text:list>
                <draw:g>
                  <svg:desc>Reliability_portuguese.A6:Reliability_portuguese.B6</svg:desc>
                </draw:g>
              </table:table-cell>
              <table:table-cell office:value-type="float" office:value="0">
                <text:p>0</text:p>
                <draw:g>
                  <svg:desc>Reliability_portuguese.F6:Reliability_portuguese.F6</svg:desc>
                </draw:g>
              </table:table-cell>
            </table:table-row>
            <table:table-row>
              <table:table-cell office:value-type="string">
                <text:p>Memória Azure</text:p>
                <text:list>
                  <text:list-item>
                    <text:p>Memória</text:p>
                  </text:list-item>
                  <text:list-item>
                    <text:p>Azure</text:p>
                  </text:list-item>
                </text:list>
                <draw:g>
                  <svg:desc>Reliability_portuguese.A7:Reliability_portuguese.B7</svg:desc>
                </draw:g>
              </table:table-cell>
              <table:table-cell office:value-type="float" office:value="0.301481481481481">
                <text:p>0.301481481481481</text:p>
                <draw:g>
                  <svg:desc>Reliability_portuguese.F7:Reliability_portuguese.F7</svg:desc>
                </draw:g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  <draw:g>
                  <svg:desc>Reliability_portuguese.A8:Reliability_portuguese.B8</svg:desc>
                </draw:g>
              </table:table-cell>
              <table:table-cell office:value-type="float" office:value="0.985">
                <text:p>0.985</text:p>
                <draw:g>
                  <svg:desc>Reliability_portuguese.F8:Reliability_portuguese.F8</svg:desc>
                </draw:g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  <draw:g>
                  <svg:desc>Reliability_portuguese.A9:Reliability_portuguese.B9</svg:desc>
                </draw:g>
              </table:table-cell>
              <table:table-cell office:value-type="float" office:value="0.985740740740741">
                <text:p>0.985740740740741</text:p>
                <draw:g>
                  <svg:desc>Reliability_portuguese.F9:Reliability_portuguese.F9</svg:desc>
                </draw:g>
              </table:table-cell>
            </table:table-row>
            <table:table-row>
              <table:table-cell office:value-type="string">
                <text:p>Memória GCP</text:p>
                <text:list>
                  <text:list-item>
                    <text:p>Memória</text:p>
                  </text:list-item>
                  <text:list-item>
                    <text:p>GCP</text:p>
                  </text:list-item>
                </text:list>
                <draw:g>
                  <svg:desc>Reliability_portuguese.A10:Reliability_portuguese.B10</svg:desc>
                </draw:g>
              </table:table-cell>
              <table:table-cell office:value-type="float" office:value="0.584259259259259">
                <text:p>0.584259259259259</text:p>
                <draw:g>
                  <svg:desc>Reliability_portuguese.F10:Reliability_portuguese.F10</svg:desc>
                </draw:g>
              </table:table-cell>
            </table:table-row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  <draw:g>
                  <svg:desc>Reliability_portuguese.A11:Reliability_portuguese.B11</svg:desc>
                </draw:g>
              </table:table-cell>
              <table:table-cell office:value-type="float" office:value="1">
                <text:p>1</text:p>
                <draw:g>
                  <svg:desc>Reliability_portuguese.F11:Reliability_portuguese.F11</svg:desc>
                </draw:g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  <draw:g>
                  <svg:desc>Reliability_portuguese.A12:Reliability_portuguese.B12</svg:desc>
                </draw:g>
              </table:table-cell>
              <table:table-cell office:value-type="float" office:value="1">
                <text:p>1</text:p>
                <draw:g>
                  <svg:desc>Reliability_portuguese.F12:Reliability_portuguese.F12</svg:desc>
                </draw:g>
              </table:table-cell>
            </table:table-row>
            <table:table-row>
              <table:table-cell office:value-type="string">
                <text:p>Memória Local</text:p>
                <text:list>
                  <text:list-item>
                    <text:p>Memória</text:p>
                  </text:list-item>
                  <text:list-item>
                    <text:p>Local</text:p>
                  </text:list-item>
                </text:list>
                <draw:g>
                  <svg:desc>Reliability_portuguese.A13:Reliability_portuguese.B13</svg:desc>
                </draw:g>
              </table:table-cell>
              <table:table-cell office:value-type="float" office:value="1">
                <text:p>1</text:p>
                <draw:g>
                  <svg:desc>Reliability_portuguese.F13:Reliability_portuguese.F1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41" number:title="User-defined">
      <number:number number:decimal-places="3" loext:min-decimal-places="3" number:min-integer-digits="1"/>
    </number:number-style>
    <number:number-style style:name="N142" number:title="User-defined">
      <number:number number:decimal-places="1" loext:min-decimal-places="1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42">
      <style:chart-properties chart:solid-type="pyramid"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b4c7dc" fo:font-size="14pt" fo:text-shadow="1pt 1pt" fo:font-weight="bold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6.578cm" svg:y="14.243cm" style:legend-expansion="wide" chart:style-name="ch2"/>
        <chart:plot-area chart:style-name="ch3" table:cell-range-address="avg_exec_time_cpu_portuguese.A1:avg_exec_time_cpu_portuguese.C5" chart:data-source-has-labels="both" svg:x="1.803cm" svg:y="0.3cm" svg:width="22.698cm" svg:height="13.4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62cm" svg:y="0.3cm" svg:width="20.78cm" svg:height="12.6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0.624cm" chart:style-name="ch5">
              <text:p>FaaS com sobrecarga na CPU</text:p>
            </chart:title>
            <chart:categories table:cell-range-address="avg_exec_time_cpu_portuguese.A2:avg_exec_time_cpu_portuguese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cpu_portuguese.C2:avg_exec_time_cpu_portuguese.C5" chart:label-cell-address="avg_exec_time_cpu_portuguese.C1:avg_exec_time_cpu_portuguese.C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das execuções bem sucedidas (s)</text:p>
                <draw:g>
                  <svg:desc>avg_exec_time_cpu_portuguese.C1:avg_exec_time_cpu_portugues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cpu_portuguese.A2:avg_exec_time_cpu_portuguese.B5</svg:desc>
                </draw:g>
              </table:table-cell>
              <table:table-cell office:value-type="float" office:value="280.099849896667">
                <text:p>280.099849896667</text:p>
                <draw:g>
                  <svg:desc>avg_exec_time_cpu_portuguese.C2:avg_exec_time_cpu_portuguese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9.82603751126972">
                <text:p>9.82603751126972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16.0149468434783">
                <text:p>16.0149468434783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58.7588160785288">
                <text:p>58.75881607852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41" number:title="User-defined">
      <number:number number:decimal-places="3" loext:min-decimal-places="3" number:min-integer-digits="1"/>
    </number:number-style>
    <number:number-style style:name="N142" number:title="User-defined">
      <number:number number:decimal-places="1" loext:min-decimal-places="1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42">
      <style:chart-properties chart:solid-type="pyramid" chart:link-data-style-to-source="false" chart:data-label-number="value" chart:data-label-text="false" chart:data-label-symbol="false" chart:label-position="right"/>
      <style:graphic-properties draw:stroke="none" draw:fill-color="#ed4c05" dr3d:edge-rounding="5%"/>
      <style:text-properties fo:color="#ec9ba4" fo:font-size="14pt" fo:text-shadow="1pt 1pt" fo:font-weight="bold" style:font-size-asian="10pt" style:font-size-complex="10pt"/>
    </style:style>
    <style:style style:name="ch10" style:family="chart">
      <style:chart-properties chart:solid-type="pyram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96cm" svg:height="15.008cm" xlink:href=".." xlink:type="simple" chart:class="chart:bar" chart:style-name="ch1">
        <chart:legend chart:legend-position="bottom" svg:x="6.576cm" svg:y="14.25cm" style:legend-expansion="wide" chart:style-name="ch2"/>
        <chart:plot-area chart:style-name="ch3" table:cell-range-address="avg_exec_time_mem_portuguese.A1:avg_exec_time_mem_portuguese.C5" chart:data-source-has-labels="both" svg:x="1.802cm" svg:y="0.3cm" svg:width="22.695cm" svg:height="13.46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51cm" svg:y="0.3cm" svg:width="20.796cm" svg:height="12.6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11.078cm" chart:style-name="ch5">
              <text:p>FaaS com sobrecarga na memória</text:p>
            </chart:title>
            <chart:categories table:cell-range-address="avg_exec_time_mem_portuguese.A2:avg_exec_time_mem_portuguese.B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vg_exec_time_mem_portuguese.C2:avg_exec_time_mem_portuguese.C5" chart:label-cell-address="avg_exec_time_mem_portuguese.C1:avg_exec_time_mem_portuguese.C1" chart:class="chart:bar"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das execuções bem sucedidas (s)</text:p>
                <draw:g>
                  <svg:desc>avg_exec_time_mem_portuguese.C1:avg_exec_time_mem_portugues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cal</text:p>
                <text:list>
                  <text:list-item>
                    <text:p/>
                  </text:list-item>
                  <text:list-item>
                    <text:p>Local</text:p>
                  </text:list-item>
                </text:list>
                <draw:g>
                  <svg:desc>avg_exec_time_mem_portuguese.A2:avg_exec_time_mem_portuguese.B5</svg:desc>
                </draw:g>
              </table:table-cell>
              <table:table-cell office:value-type="float" office:value="388.521452951481">
                <text:p>388.521452951481</text:p>
                <draw:g>
                  <svg:desc>avg_exec_time_mem_portuguese.C2:avg_exec_time_mem_portuguese.C5</svg:desc>
                </draw:g>
              </table:table-cell>
            </table:table-row>
            <table:table-row>
              <table:table-cell office:value-type="string">
                <text:p>AWS</text:p>
                <text:list>
                  <text:list-item>
                    <text:p/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2.48347628490991">
                <text:p>2.48347628490991</text:p>
              </table:table-cell>
            </table:table-row>
            <table:table-row>
              <table:table-cell office:value-type="string">
                <text:p>GCP</text:p>
                <text:list>
                  <text:list-item>
                    <text:p/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6.70535235911252">
                <text:p>6.70535235911252</text:p>
              </table:table-cell>
            </table:table-row>
            <table:table-row>
              <table:table-cell office:value-type="string">
                <text:p>Azure</text:p>
                <text:list>
                  <text:list-item>
                    <text:p/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69.9637044914005">
                <text:p>69.96370449140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